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P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/>
    <style:style style:name="T48_2" style:family="text"/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P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text-indent="1.27cm" fo:line-height="100%" fo:margin-bottom="0.212cm" style:writing-mode="lr-tb"/>
    </style:style>
    <style:style style:name="T6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4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64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65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6" style:family="paragraph" style:parent-style-name="Heading_20_2">
      <style:paragraph-properties fo:break-before="auto" fo:line-height="100%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00%" fo:margin-bottom="0.212cm" style:writing-mode="lr-tb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" style:family="paragraph" style:parent-style-name="Standard">
      <style:paragraph-properties fo:break-before="auto" fo:line-height="100%" fo:margin-bottom="0.212cm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break-before="auto" fo:line-height="100%" fo:margin-bottom="0.212cm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break-before="auto" fo:line-height="100%" fo:margin-bottom="0.212cm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P71" style:family="paragraph" style:parent-style-name="Standard">
      <style:paragraph-properties fo:break-before="auto" fo:line-height="100%" fo:margin-bottom="0.212cm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51" style:family="paragraph" style:parent-style-name="Heading_20_1">
      <style:paragraph-properties fo:break-before="page" fo:line-height="100%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Heading_20_2">
      <style:paragraph-properties fo:break-before="auto" fo:line-height="100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7" style:family="paragraph" style:parent-style-name="Standard">
      <style:paragraph-properties fo:break-before="auto" fo:line-height="100%" style:writing-mode="lr-tb"/>
    </style:style>
    <style:style style:name="T1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P158" style:family="paragraph" style:parent-style-name="Standard">
      <style:paragraph-properties fo:break-before="auto" fo:line-height="100%" style:writing-mode="lr-tb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P16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break-before="auto" fo:line-height="100%" style:writing-mode="lr-tb"/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P169" style:family="paragraph" style:parent-style-name="Standard">
      <style:paragraph-properties fo:break-before="auto" fo:line-height="100%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P172" style:family="paragraph" style:parent-style-name="Heading_20_2">
      <style:paragraph-properties fo:break-before="auto" fo:line-height="100%" style:writing-mode="lr-tb"/>
    </style:style>
    <style:style style:name="T172_1" style:family="text"/>
    <style:style style:name="P173" style:family="paragraph" style:parent-style-name="Heading_20_2">
      <style:paragraph-properties fo:break-before="auto" fo:line-height="100%" style:writing-mode="lr-tb"/>
    </style:style>
    <style:style style:name="T173_1" style:family="text"/>
    <style:style style:name="P174" style:family="paragraph" style:parent-style-name="Heading_20_2">
      <style:paragraph-properties fo:break-before="auto" fo:line-height="100%" style:writing-mode="lr-tb"/>
    </style:style>
    <style:style style:name="T174_1" style:family="text"/>
    <style:style style:name="P17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6" style:family="paragraph" style:parent-style-name="Heading_20_1">
      <style:paragraph-properties fo:break-before="page" fo:line-height="100%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8" style:family="paragraph" style:parent-style-name="Heading_20_1">
      <style:paragraph-properties fo:break-before="page" fo:line-height="100%" style:writing-mode="lr-tb"/>
    </style:style>
    <style:style style:name="T178_1" style:family="text"/>
    <style:style style:name="T178_2" style:family="text"/>
    <style:style style:name="T178_3" style:family="text"/>
    <style:style style:name="P179" style:family="paragraph" style:parent-style-name="Heading_20_2">
      <style:paragraph-properties fo:break-before="auto" fo:line-height="100%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/>
    <style:style style:name="T203_2" style:family="text"/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/>
    <style:style style:name="T204_2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Heading_20_2">
      <style:paragraph-properties fo:break-before="auto" fo:line-height="100%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Heading_20_2">
      <style:paragraph-properties fo:break-before="auto" fo:line-height="100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/>
    <style:style style:name="T242_6" style:family="text"/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19" style:family="text"/>
    <style:style style:name="T245_20" style:family="text"/>
    <style:style style:name="T24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4" style:family="text"/>
    <style:style style:name="T24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/>
    <style:style style:name="T247_2" style:family="text"/>
    <style:style style:name="T247_3" style:family="text"/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3" style:family="paragraph" style:parent-style-name="Standard">
      <style:paragraph-properties fo:break-before="auto" fo:line-height="100%" style:writing-mode="lr-tb"/>
    </style:style>
    <style:style style:name="T2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P258" style:family="paragraph" style:parent-style-name="Standard">
      <style:paragraph-properties fo:break-before="auto" fo:line-height="100%" style:writing-mode="lr-tb"/>
    </style:style>
    <style:style style:name="T2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9" style:family="paragraph" style:parent-style-name="Standard">
      <style:paragraph-properties fo:break-before="auto" fo:line-height="100%" style:writing-mode="lr-tb"/>
    </style:style>
    <style:style style:name="T2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0" style:family="paragraph" style:parent-style-name="Heading_20_1">
      <style:paragraph-properties fo:break-before="page" fo:line-height="100%" style:writing-mode="lr-tb"/>
    </style:style>
    <style:style style:name="T260_1" style:family="text"/>
    <style:style style:name="T260_2" style:family="text"/>
    <style:style style:name="T260_3" style:family="text"/>
    <style:style style:name="P2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5" style:family="paragraph" style:parent-style-name="Heading_20_1">
      <style:paragraph-properties fo:break-before="page" fo:line-height="100%" style:writing-mode="lr-tb"/>
    </style:style>
    <style:style style:name="T275_1" style:family="text"/>
    <style:style style:name="T275_2" style:family="text"/>
    <style:style style:name="T275_3" style:family="text"/>
    <style:style style:name="P27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A</text:span><text:span text:style-name="T1_2"><text:s/></text:span><text:span text:style-name="T1_3">Note</text:span><text:span text:style-name="T1_4"><text:s/></text:span><text:span text:style-name="T1_5">o</text:span><text:span text:style-name="T1_6">n</text:span><text:span text:style-name="T1_7"><text:s/></text:span><text:span text:style-name="T1_8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span text:style-name="T40_1">Python</text:span><text:span text:style-name="T40_2"><text:s/></text:span><text:span text:style-name="T40_3">Overview</text:span></text:h>
      <text:p text:style-name="P41"><text:span text:style-name="T41_1">String</text:span><text:span text:style-name="T41_2"><text:s/></text:span><text:span text:style-name="T41_3">functions</text:span><text:span text:style-name="T41_4">.</text:span></text:p>
      <text:p text:style-name="P42"><text:span text:style-name="T42_1">lower</text:span><text:span text:style-name="T42_2">(),<text:s/></text:span><text:span text:style-name="T42_3">upper</text:span><text:span text:style-name="T42_4">(),<text:s/></text:span><text:span text:style-name="T42_5">capitalize</text:span><text:span text:style-name="T42_6">()</text:span></text:p>
      <text:p text:style-name="P43"><text:span text:style-name="T43_1">islower</text:span><text:span text:style-name="T43_2">(),<text:s/></text:span><text:span text:style-name="T43_3">isupper</text:span><text:span text:style-name="T43_4">(),<text:s/></text:span><text:span text:style-name="T43_5">isspace</text:span><text:span text:style-name="T43_6">(),<text:s/></text:span><text:span text:style-name="T43_7">isdigit</text:span><text:span text:style-name="T43_8">(),<text:s/></text:span><text:span text:style-name="T43_9">isalpha</text:span><text:span text:style-name="T43_10">()</text:span><text:span text:style-name="T43_11"><text:s/>#<text:s/></text:span><text:span text:style-name="T43_12">Predicates</text:span></text:p>
      <text:p text:style-name="P44"><text:span text:style-name="T44_1">split</text:span><text:span text:style-name="T44_2">(),<text:s/></text:span><text:span text:style-name="T44_3">join</text:span><text:span text:style-name="T44_4">(),<text:s/></text:span><text:span text:style-name="T44_5">find</text:span><text:span text:style-name="T44_6">(),<text:s/></text:span><text:span text:style-name="T44_7">count</text:span><text:span text:style-name="T44_8">()</text:span></text:p>
      <text:p text:style-name="P45"><text:span text:style-name="T45_1">d</text:span><text:span text:style-name="T45_2">ecode</text:span><text:span text:style-name="T45_3">(),<text:s/></text:span><text:span text:style-name="T45_4">encode</text:span><text:span text:style-name="T45_5">()<text:s/>#<text:s/></text:span><text:span text:style-name="T45_6">Convert</text:span><text:span text:style-name="T45_7"><text:s/></text:span><text:span text:style-name="T45_8">raw</text:span><text:span text:style-name="T45_9"><text:s/></text:span><text:span text:style-name="T45_10">binary</text:span><text:span text:style-name="T45_11"><text:s/></text:span><text:span text:style-name="T45_12">array</text:span><text:span text:style-name="T45_13"><text:s/></text:span><text:span text:style-name="T45_14">to</text:span><text:span text:style-name="T45_15"><text:s/></text:span><text:span text:style-name="T45_16">a</text:span><text:span text:style-name="T45_17"><text:s/></text:span><text:span text:style-name="T45_18">character</text:span><text:span text:style-name="T45_19"><text:s/></text:span><text:span text:style-name="T45_20">string</text:span><text:span text:style-name="T45_21"><text:s/></text:span><text:span text:style-name="T45_22">and</text:span><text:span text:style-name="T45_23"><text:s/></text:span><text:span text:style-name="T45_24">back</text:span></text:p>
      <text:p text:style-name="P46"><text:span text:style-name="T46_1">Lists</text:span><text:span text:style-name="T46_2">,<text:s/></text:span><text:span text:style-name="T46_3">tuples</text:span><text:span text:style-name="T46_4">,<text:s/></text:span><text:span text:style-name="T46_5">sets</text:span><text:span text:style-name="T46_6">,<text:s/></text:span><text:span text:style-name="T46_7">and</text:span><text:span text:style-name="T46_8"><text:s/></text:span><text:span text:style-name="T46_9">dictionaries</text:span><text:span text:style-name="T46_10">.</text:span></text:p>
      <text:p text:style-name="P47"><text:span text:style-name="T47_1">List</text:span><text:span text:style-name="T47_2"><text:s/></text:span><text:span text:style-name="T47_3">comprehensions</text:span><text:span text:style-name="T47_4">.<text:s/></text:span></text:p>
      <text:p text:style-name="P48"><text:span text:style-name="T48_1">Some</text:span><text:span text:style-name="T48_2"><text:s/></text:span><text:span text:style-name="T48_3">u</text:span><text:span text:style-name="T48_4">seful</text:span><text:span text:style-name="T48_5"><text:s/></text:span><text:span text:style-name="T48_6">Python</text:span><text:span text:style-name="T48_7"><text:s/></text:span><text:span text:style-name="T48_8">idioms</text:span><text:span text:style-name="T48_9"><text:s/></text:span><text:span text:style-name="T48_10">related</text:span><text:span text:style-name="T48_11"><text:s/></text:span><text:span text:style-name="T48_12">to</text:span><text:span text:style-name="T48_13"><text:s/></text:span><text:span text:style-name="T48_14">data</text:span><text:span text:style-name="T48_15"><text:s/></text:span><text:span text:style-name="T48_16">processing</text:span><text:span text:style-name="T48_17">:</text:span></text:p>
      <text:list text:style-name="LS3" xml:id="list29">
        <text:list-item>
          <text:p text:style-name="P49"><text:span text:style-name="T49_1">list</text:span><text:span text:style-name="T49_2">(</text:span><text:span text:style-name="T49_3">set</text:span><text:span text:style-name="T49_4">(</text:span><text:span text:style-name="T49_5">myList</text:span><text:span text:style-name="T49_6">))</text:span><text:span text:style-name="T49_7"><text:s/>#<text:s/></text:span><text:span text:style-name="T49_8">Remove</text:span><text:span text:style-name="T49_9"><text:s/></text:span><text:span text:style-name="T49_10">duplicates</text:span><text:span text:style-name="T49_11"><text:s/></text:span><text:span text:style-name="T49_12">from</text:span><text:span text:style-name="T49_13"><text:s/></text:span><text:span text:style-name="T49_14">myList</text:span></text:p>
        </text:list-item>
        <text:list-item>
          <text:p text:style-name="P50"><text:span text:style-name="T50_1">“<text:s/>“.</text:span><text:span text:style-name="T50_2">join</text:span><text:span text:style-name="T50_3"><text:s/>(</text:span><text:span text:style-name="T50_4">s</text:span><text:span text:style-name="T50_5">.</text:span><text:span text:style-name="T50_6">split</text:span><text:span text:style-name="T50_7"><text:s/>())<text:s/>#</text:span><text:span text:style-name="T50_8"><text:s/></text:span><text:span text:style-name="T50_9">Remove</text:span><text:span text:style-name="T50_10"><text:s/></text:span><text:span text:style-name="T50_11">unwanted</text:span><text:span text:style-name="T50_12"><text:s/></text:span><text:span text:style-name="T50_13">white</text:span><text:span text:style-name="T50_14"><text:s/></text:span><text:span text:style-name="T50_15">spaces</text:span><text:span text:style-name="T50_16"><text:s/></text:span><text:span text:style-name="T50_17">from</text:span><text:span text:style-name="T50_18"><text:s/></text:span><text:span text:style-name="T50_19">the</text:span><text:span text:style-name="T50_20"><text:s/></text:span><text:span text:style-name="T50_21">string</text:span><text:span text:style-name="T50_22"><text:s/></text:span><text:span text:style-name="T50_23">s</text:span></text:p>
        </text:list-item>
        <text:list-item>
          <text:p text:style-name="P51"><text:span text:style-name="T51_1">lines</text:span><text:span text:style-name="T51_2"><text:s/>=<text:s/>[</text:span><text:span text:style-name="T51_3">l</text:span><text:span text:style-name="T51_4"><text:s/></text:span><text:span text:style-name="T51_5">for</text:span><text:span text:style-name="T51_6"><text:s/></text:span><text:span text:style-name="T51_7">l</text:span><text:span text:style-name="T51_8"><text:s/></text:span><text:span text:style-name="T51_9">in</text:span><text:span text:style-name="T51_10"><text:s/></text:span><text:span text:style-name="T51_11">[</text:span><text:span text:style-name="T51_12">l</text:span><text:span text:style-name="T51_13">.</text:span><text:span text:style-name="T51_14">strip</text:span><text:span text:style-name="T51_15">()<text:s/></text:span><text:span text:style-name="T51_16">for</text:span><text:span text:style-name="T51_17"><text:s/></text:span><text:span text:style-name="T51_18">l</text:span><text:span text:style-name="T51_19"><text:s/></text:span><text:span text:style-name="T51_20">in</text:span><text:span text:style-name="T51_21"><text:s/></text:span><text:span text:style-name="T51_22">infile</text:span><text:span text:style-name="T51_23">.</text:span><text:span text:style-name="T51_24">readlines</text:span><text:span text:style-name="T51_25"><text:s/>()]</text:span><text:span text:style-name="T51_26"><text:s/></text:span><text:span text:style-name="T51_27">if</text:span><text:span text:style-name="T51_28"><text:s/></text:span><text:span text:style-name="T51_29">l</text:span><text:span text:style-name="T51_30">]<text:s/>#</text:span><text:span text:style-name="T51_31"><text:s/></text:span><text:span text:style-name="T51_32">Read</text:span><text:span text:style-name="T51_33"><text:s/></text:span><text:span text:style-name="T51_34">lines</text:span><text:span text:style-name="T51_35"><text:s/></text:span><text:span text:style-name="T51_36">from</text:span><text:span text:style-name="T51_37"><text:s/></text:span><text:span text:style-name="T51_38">an</text:span><text:span text:style-name="T51_39"><text:s/></text:span><text:span text:style-name="T51_40">open</text:span><text:span text:style-name="T51_41"><text:s/></text:span><text:span text:style-name="T51_42">file</text:span><text:span text:style-name="T51_43"><text:s/></text:span><text:span text:style-name="T51_44">infile</text:span><text:span text:style-name="T51_45">.<text:s/></text:span><text:span text:style-name="T51_46">Remove</text:span><text:span text:style-name="T51_47"><text:s/></text:span><text:span text:style-name="T51_48">trailing</text:span><text:span text:style-name="T51_49"><text:s/></text:span><text:span text:style-name="T51_50">newlines</text:span><text:span text:style-name="T51_51"><text:s/></text:span><text:span text:style-name="T51_52">and</text:span><text:span text:style-name="T51_53"><text:s/></text:span><text:span text:style-name="T51_54">empty</text:span><text:span text:style-name="T51_55"><text:s/></text:span><text:span text:style-name="T51_56">lines</text:span></text:p>
        </text:list-item>
        <text:list-item>
          <text:p text:style-name="P52"><text:span text:style-name="T52_1">d</text:span><text:span text:style-name="T52_2"><text:s/>=<text:s/></text:span><text:span text:style-name="T52_3">dict</text:span><text:span text:style-name="T52_4"><text:s/>([(</text:span><text:span text:style-name="T52_5">item</text:span><text:span text:style-name="T52_6">,<text:s/></text:span><text:span text:style-name="T52_7">item</text:span><text:span text:style-name="T52_8">)<text:s/></text:span><text:span text:style-name="T52_9">for</text:span><text:span text:style-name="T52_10"><text:s/></text:span><text:span text:style-name="T52_11">item</text:span><text:span text:style-name="T52_12"><text:s/></text:span><text:span text:style-name="T52_13">in</text:span><text:span text:style-name="T52_14"><text:s/></text:span><text:span text:style-name="T52_15">myList</text:span><text:span text:style-name="T52_16">])<text:s/>#</text:span><text:span text:style-name="T52_17"><text:s/></text:span><text:span text:style-name="T52_18">Convert</text:span><text:span text:style-name="T52_19"><text:s/></text:span><text:span text:style-name="T52_20">myList</text:span><text:span text:style-name="T52_21"><text:s/></text:span><text:span text:style-name="T52_22">into</text:span><text:span text:style-name="T52_23"><text:s/></text:span><text:span text:style-name="T52_24">a</text:span><text:span text:style-name="T52_25"><text:s/></text:span><text:span text:style-name="T52_26">dictionary</text:span><text:span text:style-name="T52_27"><text:s/></text:span><text:span text:style-name="T52_28">for</text:span><text:span text:style-name="T52_29"><text:s/></text:span><text:span text:style-name="T52_30">faster</text:span><text:span text:style-name="T52_31"><text:s/></text:span><text:span text:style-name="T52_32">lookup</text:span></text:p>
        </text:list-item>
        <text:list-item>
          <text:p text:style-name="P53"><text:span text:style-name="T53_1">[</text:span><text:span text:style-name="T53_2">k</text:span><text:span text:style-name="T53_3"><text:s/></text:span><text:span text:style-name="T53_4">for</text:span><text:span text:style-name="T53_5"><text:s/>(</text:span><text:span text:style-name="T53_6">v</text:span><text:span text:style-name="T53_7">,<text:s/></text:span><text:span text:style-name="T53_8">k</text:span><text:span text:style-name="T53_9">)<text:s/></text:span><text:span text:style-name="T53_10">in</text:span><text:span text:style-name="T53_11"><text:s/></text:span><text:span text:style-name="T53_12">sorted</text:span><text:span text:style-name="T53_13"><text:s/>(</text:span><text:span text:style-name="T53_14">[(</text:span><text:span text:style-name="T53_15">v</text:span><text:span text:style-name="T53_16">,<text:s/></text:span><text:span text:style-name="T53_17">k</text:span><text:span text:style-name="T53_18">)<text:s/></text:span><text:span text:style-name="T53_19">for</text:span><text:span text:style-name="T53_20"><text:s/>(</text:span><text:span text:style-name="T53_21">k</text:span><text:span text:style-name="T53_22">,<text:s/></text:span><text:span text:style-name="T53_23">v</text:span><text:span text:style-name="T53_24">)<text:s/></text:span><text:span text:style-name="T53_25">in</text:span><text:span text:style-name="T53_26"><text:s/></text:span><text:span text:style-name="T53_27">counter</text:span><text:span text:style-name="T53_28">.</text:span><text:span text:style-name="T53_29">items</text:span><text:span text:style-name="T53_30"><text:s/>()]</text:span><text:span text:style-name="T53_31">)]<text:s/>#</text:span><text:span text:style-name="T53_32"><text:s/></text:span><text:span text:style-name="T53_33">Arrange</text:span><text:span text:style-name="T53_34"><text:s/></text:span><text:span text:style-name="T53_35">items</text:span><text:span text:style-name="T53_36"><text:s/></text:span><text:span text:style-name="T53_37">by</text:span><text:span text:style-name="T53_38"><text:s/></text:span><text:span text:style-name="T53_39">frequency</text:span></text:p>
        </text:list-item>
      </text:list>
      <text:p text:style-name="P54"><text:span text:style-name="T54_1">Counters</text:span><text:span text:style-name="T54_2">.</text:span></text:p>
      <text:p text:style-name="P55"><text:span text:style-name="T55_1">File</text:span><text:span text:style-name="T55_2"><text:s/></text:span><text:span text:style-name="T55_3">functions</text:span><text:span text:style-name="T55_4">.</text:span></text:p>
      <text:p text:style-name="P56"><text:span text:style-name="T56_1">f</text:span><text:span text:style-name="T56_2"><text:s/>=<text:s/></text:span><text:span text:style-name="T56_3">open</text:span><text:span text:style-name="T56_4">(</text:span><text:span text:style-name="T56_5">name</text:span><text:span text:style-name="T56_6">,<text:s/></text:span><text:span text:style-name="T56_7">mode</text:span><text:span text:style-name="T56_8">),<text:s/></text:span><text:span text:style-name="T56_9">f</text:span><text:span text:style-name="T56_10">.</text:span><text:span text:style-name="T56_11">close</text:span><text:span text:style-name="T56_12">()</text:span></text:p>
      <text:p text:style-name="P57"><text:span text:style-name="T57_1">f</text:span><text:span text:style-name="T57_2">.</text:span><text:span text:style-name="T57_3">read</text:span><text:span text:style-name="T57_4">(</text:span><text:span text:style-name="T57_5">n</text:span><text:span text:style-name="T57_6">=</text:span><text:span text:style-name="T57_7">all</text:span><text:span text:style-name="T57_8">),<text:s/></text:span><text:span text:style-name="T57_9">f</text:span><text:span text:style-name="T57_10">.</text:span><text:span text:style-name="T57_11">readline</text:span><text:span text:style-name="T57_12">(),<text:s/></text:span><text:span text:style-name="T57_13">f</text:span><text:span text:style-name="T57_14">.</text:span><text:span text:style-name="T57_15">readlines</text:span><text:span text:style-name="T57_16">()</text:span></text:p>
      <text:p text:style-name="P58"><text:span text:style-name="T58_1">f</text:span><text:span text:style-name="T58_2">.</text:span><text:span text:style-name="T58_3">write</text:span><text:span text:style-name="T58_4">(</text:span><text:span text:style-name="T58_5">n</text:span><text:span text:style-name="T58_6">=</text:span><text:span text:style-name="T58_7">all</text:span><text:span text:style-name="T58_8">),<text:s/></text:span><text:span text:style-name="T58_9">f</text:span><text:span text:style-name="T58_10">.</text:span><text:span text:style-name="T58_11">writelines</text:span><text:span text:style-name="T58_12">(</text:span><text:span text:style-name="T58_13">l</text:span><text:span text:style-name="T58_14">)</text:span></text:p>
      <text:p text:style-name="P59"><text:span text:style-name="T59_1">Web</text:span><text:span text:style-name="T59_2"><text:s/></text:span><text:span text:style-name="T59_3">functions</text:span><text:span text:style-name="T59_4">.</text:span></text:p>
      <text:p text:style-name="P60"><text:span text:style-name="T60_1">import</text:span><text:span text:style-name="T60_2"><text:s/></text:span><text:span text:style-name="T60_3">urllib</text:span><text:span text:style-name="T60_4">.</text:span><text:span text:style-name="T60_5">request</text:span></text:p>
      <text:p text:style-name="P61"><text:span text:style-name="T61_1">try</text:span><text:span text:style-name="T61_2">:</text:span></text:p>
      <text:p text:style-name="P62"><text:span text:style-name="T62_1">page</text:span><text:span text:style-name="T62_2"><text:s/>=<text:s/></text:span><text:span text:style-name="T62_3">urllib</text:span><text:span text:style-name="T62_4">.</text:span><text:span text:style-name="T62_5">request</text:span><text:span text:style-name="T62_6">.</text:span><text:span text:style-name="T62_7">urlopen</text:span><text:span text:style-name="T62_8"><text:s/>("</text:span><text:span text:style-name="T62_9">http</text:span><text:span text:style-name="T62_10">://....")</text:span></text:p>
      <text:p text:style-name="P63"><text:span text:style-name="T63_1">html</text:span><text:span text:style-name="T63_2"><text:s/>=<text:s/></text:span><text:span text:style-name="T63_3">page</text:span><text:span text:style-name="T63_4">.</text:span><text:span text:style-name="T63_5">read</text:span><text:span text:style-name="T63_6"><text:s/>()</text:span></text:p>
      <text:p text:style-name="P64"><text:span text:style-name="T64_1">except</text:span><text:span text:style-name="T64_2">:</text:span></text:p>
      <text:p text:style-name="P65"><text:span text:style-name="T65_1"><text:tab/></text:span><text:span text:style-name="T65_2">print</text:span><text:span text:style-name="T65_3"><text:s/>(“.....”)</text:span></text:p>
      <text:h text:style-name="P66" text:outline-level="10"><text:span text:style-name="T66_1">Regular</text:span><text:span text:style-name="T66_2"><text:s/></text:span><text:span text:style-name="T66_3">expressions</text:span></text:h>
      <text:p text:style-name="P67"><text:span text:style-name="T67_1">import</text:span><text:span text:style-name="T67_2"><text:s/></text:span><text:span text:style-name="T67_3">re</text:span></text:p>
      <text:p text:style-name="P68"><text:span text:style-name="T68_1">compile</text:span><text:span text:style-name="T68_2">(</text:span><text:span text:style-name="T68_3">pattern</text:span><text:span text:style-name="T68_4">,<text:s/></text:span><text:span text:style-name="T68_5">flags</text:span><text:span text:style-name="T68_6">=0)</text:span></text:p>
      <text:p text:style-name="P69"><text:span text:style-name="T69_1">split</text:span><text:span text:style-name="T69_2">(</text:span><text:span text:style-name="T69_3">pattern</text:span><text:span text:style-name="T69_4">,<text:s/></text:span><text:span text:style-name="T69_5">string</text:span><text:span text:style-name="T69_6">,<text:s/></text:span><text:span text:style-name="T69_7">maxsplit</text:span><text:span text:style-name="T69_8">=0,<text:s/></text:span><text:span text:style-name="T69_9">flags</text:span><text:span text:style-name="T69_10">=0)</text:span></text:p>
      <text:p text:style-name="P70"><text:span text:style-name="T70_1">search</text:span><text:span text:style-name="T70_2">(</text:span><text:span text:style-name="T70_3">pattern</text:span><text:span text:style-name="T70_4">,<text:s/></text:span><text:span text:style-name="T70_5">string</text:span><text:span text:style-name="T70_6">,<text:s/></text:span><text:span text:style-name="T70_7">flags</text:span><text:span text:style-name="T70_8">=0),<text:s/></text:span><text:span text:style-name="T70_9">match</text:span><text:span text:style-name="T70_10">(</text:span><text:span text:style-name="T70_11">pattern</text:span><text:span text:style-name="T70_12">,<text:s/></text:span><text:span text:style-name="T70_13">string</text:span><text:span text:style-name="T70_14">,<text:s/></text:span><text:span text:style-name="T70_15">flags</text:span><text:span text:style-name="T70_16">=0)</text:span><text:span text:style-name="T70_17"><text:s/>#<text:s/></text:span><text:span text:style-name="T70_18">Start</text:span><text:span text:style-name="T70_19"><text:s/></text:span><text:span text:style-name="T70_20">of</text:span><text:span text:style-name="T70_21"><text:s/></text:span><text:span text:style-name="T70_22">string</text:span><text:span text:style-name="T70_23"><text:s/></text:span><text:span text:style-name="T70_24">only</text:span></text:p>
      <text:p text:style-name="P71"><text:span text:style-name="T71_1">findall</text:span><text:span text:style-name="T71_2">(</text:span><text:span text:style-name="T71_3">pattern</text:span><text:span text:style-name="T71_4">,<text:s/></text:span><text:span text:style-name="T71_5">string</text:span><text:span text:style-name="T71_6">,<text:s/></text:span><text:span text:style-name="T71_7">flags</text:span><text:span text:style-name="T71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72"><text:span text:style-name="T72_1">Basics</text:span></text:p>
          </table:table-cell>
          <table:table-cell table:style-name="Cell2">
            <text:p text:style-name="P73"/>
          </table:table-cell>
          <table:table-cell table:style-name="Cell3">
            <text:p text:style-name="P74"><text:span text:style-name="T74_1">Character</text:span><text:span text:style-name="T74_2"><text:s/></text:span><text:span text:style-name="T74_3">classes</text:span></text:p>
          </table:table-cell>
          <table:table-cell table:style-name="Cell4">
            <text:p text:style-name="P75"/>
          </table:table-cell>
          <table:table-cell table:style-name="Cell5">
            <text:p text:style-name="P76"><text:span text:style-name="T76_1">Flags</text:span></text:p>
          </table:table-cell>
          <table:table-cell table:style-name="Cell6">
            <text:p text:style-name="P77"/>
          </table:table-cell>
        </table:table-row>
        <table:table-row table:style-name="Row2">
          <table:table-cell table:style-name="Cell7">
            <text:p text:style-name="P78"><text:span text:style-name="T78_1">.</text:span></text:p>
          </table:table-cell>
          <table:table-cell table:style-name="Cell8">
            <text:p text:style-name="P79"><text:span text:style-name="T79_1">Any</text:span><text:span text:style-name="T79_2"><text:s/></text:span><text:span text:style-name="T79_3">character</text:span><text:span text:style-name="T79_4"><text:s/></text:span><text:span text:style-name="T79_5">except</text:span><text:span text:style-name="T79_6"><text:s/></text:span><text:span text:style-name="T79_7">newline</text:span></text:p>
          </table:table-cell>
          <table:table-cell table:style-name="Cell9">
            <text:p text:style-name="P80"><text:span text:style-name="T80_1">[</text:span><text:span text:style-name="T80_2">ab</text:span><text:span text:style-name="T80_3">-</text:span><text:span text:style-name="T80_4">d</text:span><text:span text:style-name="T80_5">]</text:span></text:p>
          </table:table-cell>
          <table:table-cell table:style-name="Cell10">
            <text:p text:style-name="P81"><text:span text:style-name="T81_1">One</text:span><text:span text:style-name="T81_2"><text:s/></text:span><text:span text:style-name="T81_3">character</text:span><text:span text:style-name="T81_4"><text:s/></text:span><text:span text:style-name="T81_5">of</text:span><text:span text:style-name="T81_6">:<text:s/></text:span><text:span text:style-name="T81_7">a</text:span><text:span text:style-name="T81_8">,</text:span><text:span text:style-name="T81_9">b</text:span><text:span text:style-name="T81_10">,</text:span><text:span text:style-name="T81_11">c</text:span><text:span text:style-name="T81_12">,</text:span><text:span text:style-name="T81_13">d</text:span></text:p>
          </table:table-cell>
          <table:table-cell table:style-name="Cell11">
            <text:p text:style-name="P82"><text:span text:style-name="T82_1">i</text:span></text:p>
          </table:table-cell>
          <table:table-cell table:style-name="Cell12">
            <text:p text:style-name="P83"><text:span text:style-name="T83_1">Ignore</text:span><text:span text:style-name="T83_2"><text:s/></text:span><text:span text:style-name="T83_3">case</text:span></text:p>
          </table:table-cell>
        </table:table-row>
        <table:table-row table:style-name="Row3">
          <table:table-cell table:style-name="Cell13">
            <text:p text:style-name="P84"><text:span text:style-name="T84_1">a</text:span></text:p>
          </table:table-cell>
          <table:table-cell table:style-name="Cell14">
            <text:p text:style-name="P85"><text:span text:style-name="T85_1">The</text:span><text:span text:style-name="T85_2"><text:s/></text:span><text:span text:style-name="T85_3">character</text:span><text:span text:style-name="T85_4"><text:s/></text:span><text:span text:style-name="T85_5">a</text:span></text:p>
          </table:table-cell>
          <table:table-cell table:style-name="Cell15">
            <text:p text:style-name="P86"><text:span text:style-name="T86_1">[^</text:span><text:span text:style-name="T86_2">ab</text:span><text:span text:style-name="T86_3">-</text:span><text:span text:style-name="T86_4">d</text:span><text:span text:style-name="T86_5">]</text:span></text:p>
          </table:table-cell>
          <table:table-cell table:style-name="Cell16">
            <text:p text:style-name="P87"><text:span text:style-name="T87_1">One</text:span><text:span text:style-name="T87_2"><text:s/></text:span><text:span text:style-name="T87_3">character</text:span><text:span text:style-name="T87_4"><text:s/></text:span><text:span text:style-name="T87_5">except</text:span><text:span text:style-name="T87_6">:<text:s/></text:span><text:span text:style-name="T87_7">a</text:span><text:span text:style-name="T87_8">,</text:span><text:span text:style-name="T87_9">b</text:span><text:span text:style-name="T87_10">,</text:span><text:span text:style-name="T87_11">c</text:span><text:span text:style-name="T87_12">,</text:span><text:span text:style-name="T87_13">d</text:span></text:p>
          </table:table-cell>
          <table:table-cell table:style-name="Cell17">
            <text:p text:style-name="P88"><text:span text:style-name="T88_1">m</text:span></text:p>
          </table:table-cell>
          <table:table-cell table:style-name="Cell18">
            <text:p text:style-name="P89"><text:span text:style-name="T89_1">^<text:s/></text:span><text:span text:style-name="T89_2">and</text:span><text:span text:style-name="T89_3"><text:s/>$<text:s/></text:span><text:span text:style-name="T89_4">match</text:span><text:span text:style-name="T89_5"><text:s/></text:span><text:span text:style-name="T89_6">start</text:span><text:span text:style-name="T89_7"><text:s/></text:span><text:span text:style-name="T89_8">and</text:span><text:span text:style-name="T89_9"><text:s/></text:span><text:span text:style-name="T89_10">end</text:span><text:span text:style-name="T89_11"><text:s/></text:span><text:span text:style-name="T89_12">of</text:span><text:span text:style-name="T89_13"><text:s/></text:span><text:span text:style-name="T89_14">line</text:span></text:p>
          </table:table-cell>
        </table:table-row>
        <table:table-row table:style-name="Row4">
          <table:table-cell table:style-name="Cell19">
            <text:p text:style-name="P90"><text:span text:style-name="T90_1">ab</text:span></text:p>
          </table:table-cell>
          <table:table-cell table:style-name="Cell20">
            <text:p text:style-name="P91"><text:span text:style-name="T91_1">The</text:span><text:span text:style-name="T91_2"><text:s/></text:span><text:span text:style-name="T91_3">string</text:span><text:span text:style-name="T91_4"><text:s/></text:span><text:span text:style-name="T91_5">ab</text:span></text:p>
          </table:table-cell>
          <table:table-cell table:style-name="Cell21">
            <text:p text:style-name="P92"><text:span text:style-name="T92_1">\</text:span><text:span text:style-name="T92_2">d</text:span></text:p>
          </table:table-cell>
          <table:table-cell table:style-name="Cell22">
            <text:p text:style-name="P93"><text:span text:style-name="T93_1">One</text:span><text:span text:style-name="T93_2"><text:s/></text:span><text:span text:style-name="T93_3">digit</text:span></text:p>
          </table:table-cell>
          <table:table-cell table:style-name="Cell23">
            <text:p text:style-name="P94"><text:span text:style-name="T94_1">Special</text:span><text:span text:style-name="T94_2"><text:s/></text:span><text:span text:style-name="T94_3">characters</text:span></text:p>
          </table:table-cell>
          <table:table-cell table:style-name="Cell24">
            <text:p text:style-name="P95"/>
          </table:table-cell>
        </table:table-row>
        <table:table-row table:style-name="Row5">
          <table:table-cell table:style-name="Cell25">
            <text:p text:style-name="P96"><text:span text:style-name="T96_1">a</text:span><text:span text:style-name="T96_2">|</text:span><text:span text:style-name="T96_3">b</text:span></text:p>
          </table:table-cell>
          <table:table-cell table:style-name="Cell26">
            <text:p text:style-name="P97"><text:span text:style-name="T97_1">a</text:span><text:span text:style-name="T97_2"><text:s/></text:span><text:span text:style-name="T97_3">or</text:span><text:span text:style-name="T97_4"><text:s/></text:span><text:span text:style-name="T97_5">b</text:span></text:p>
          </table:table-cell>
          <table:table-cell table:style-name="Cell27">
            <text:p text:style-name="P98"><text:span text:style-name="T98_1">\</text:span><text:span text:style-name="T98_2">D</text:span></text:p>
          </table:table-cell>
          <table:table-cell table:style-name="Cell28">
            <text:p text:style-name="P99"><text:span text:style-name="T99_1">One</text:span><text:span text:style-name="T99_2"><text:s/></text:span><text:span text:style-name="T99_3">non</text:span><text:span text:style-name="T99_4">-</text:span><text:span text:style-name="T99_5">digit</text:span></text:p>
          </table:table-cell>
          <table:table-cell table:style-name="Cell29">
            <text:p text:style-name="P100"><text:span text:style-name="T100_1">\</text:span><text:span text:style-name="T100_2">n</text:span></text:p>
          </table:table-cell>
          <table:table-cell table:style-name="Cell30">
            <text:p text:style-name="P101"><text:span text:style-name="T101_1">Newline</text:span></text:p>
          </table:table-cell>
        </table:table-row>
        <table:table-row table:style-name="Row6">
          <table:table-cell table:style-name="Cell31">
            <text:p text:style-name="P102"><text:span text:style-name="T102_1">a</text:span><text:span text:style-name="T102_2">*</text:span></text:p>
          </table:table-cell>
          <table:table-cell table:style-name="Cell32">
            <text:p text:style-name="P103"><text:span text:style-name="T103_1">0<text:s/></text:span><text:span text:style-name="T103_2">or</text:span><text:span text:style-name="T103_3"><text:s/></text:span><text:span text:style-name="T103_4">more</text:span><text:span text:style-name="T103_5"><text:s/></text:span><text:span text:style-name="T103_6">a</text:span><text:span text:style-name="T103_7">'</text:span><text:span text:style-name="T103_8">s</text:span></text:p>
          </table:table-cell>
          <table:table-cell table:style-name="Cell33">
            <text:p text:style-name="P104"><text:span text:style-name="T104_1">\</text:span><text:span text:style-name="T104_2">s</text:span></text:p>
          </table:table-cell>
          <table:table-cell table:style-name="Cell34">
            <text:p text:style-name="P105"><text:span text:style-name="T105_1">One</text:span><text:span text:style-name="T105_2"><text:s/></text:span><text:span text:style-name="T105_3">whitespace</text:span></text:p>
          </table:table-cell>
          <table:table-cell table:style-name="Cell35">
            <text:p text:style-name="P106"><text:span text:style-name="T106_1">\</text:span><text:span text:style-name="T106_2">r</text:span></text:p>
          </table:table-cell>
          <table:table-cell table:style-name="Cell36">
            <text:p text:style-name="P107"><text:span text:style-name="T107_1">Carriage</text:span><text:span text:style-name="T107_2"><text:s/></text:span><text:span text:style-name="T107_3">return</text:span></text:p>
          </table:table-cell>
        </table:table-row>
        <table:table-row table:style-name="Row7">
          <table:table-cell table:style-name="Cell37">
            <text:p text:style-name="P108"><text:span text:style-name="T108_1">\</text:span></text:p>
          </table:table-cell>
          <table:table-cell table:style-name="Cell38">
            <text:p text:style-name="P109"><text:span text:style-name="T109_1">Escapes</text:span><text:span text:style-name="T109_2"><text:s/></text:span><text:span text:style-name="T109_3">a</text:span><text:span text:style-name="T109_4"><text:s/></text:span><text:span text:style-name="T109_5">spec</text:span><text:span text:style-name="T109_6">.<text:s/></text:span><text:span text:style-name="T109_7">character</text:span></text:p>
          </table:table-cell>
          <table:table-cell table:style-name="Cell39">
            <text:p text:style-name="P110"><text:span text:style-name="T110_1">\</text:span><text:span text:style-name="T110_2">S</text:span></text:p>
          </table:table-cell>
          <table:table-cell table:style-name="Cell40">
            <text:p text:style-name="P111"><text:span text:style-name="T111_1">One</text:span><text:span text:style-name="T111_2"><text:s/></text:span><text:span text:style-name="T111_3">non</text:span><text:span text:style-name="T111_4">-</text:span><text:span text:style-name="T111_5">whitespace</text:span></text:p>
          </table:table-cell>
          <table:table-cell table:style-name="Cell41">
            <text:p text:style-name="P112"><text:span text:style-name="T112_1">\</text:span><text:span text:style-name="T112_2">t</text:span></text:p>
          </table:table-cell>
          <table:table-cell table:style-name="Cell42">
            <text:p text:style-name="P113"><text:span text:style-name="T113_1">Tab</text:span></text:p>
          </table:table-cell>
        </table:table-row>
        <table:table-row table:style-name="Row8">
          <table:table-cell table:style-name="Cell43">
            <text:p text:style-name="P114"><text:span text:style-name="T114_1">Quantifiers</text:span></text:p>
          </table:table-cell>
          <table:table-cell table:style-name="Cell44">
            <text:p text:style-name="P115"/>
          </table:table-cell>
          <table:table-cell table:style-name="Cell45">
            <text:p text:style-name="P116"><text:span text:style-name="T116_1">\</text:span><text:span text:style-name="T116_2">w</text:span></text:p>
          </table:table-cell>
          <table:table-cell table:style-name="Cell46">
            <text:p text:style-name="P117"><text:span text:style-name="T117_1">One</text:span><text:span text:style-name="T117_2"><text:s/></text:span><text:span text:style-name="T117_3">word</text:span><text:span text:style-name="T117_4"><text:s/></text:span><text:span text:style-name="T117_5">character</text:span></text:p>
          </table:table-cell>
          <table:table-cell table:style-name="Cell47">
            <text:p text:style-name="P118"><text:span text:style-name="T118_1">\0</text:span></text:p>
          </table:table-cell>
          <table:table-cell table:style-name="Cell48">
            <text:p text:style-name="P119"><text:span text:style-name="T119_1">Null</text:span></text:p>
          </table:table-cell>
        </table:table-row>
        <table:table-row table:style-name="Row9">
          <table:table-cell table:style-name="Cell49">
            <text:p text:style-name="P120"><text:span text:style-name="T120_1">*</text:span></text:p>
          </table:table-cell>
          <table:table-cell table:style-name="Cell50">
            <text:p text:style-name="P121"><text:span text:style-name="T121_1">0<text:s/></text:span><text:span text:style-name="T121_2">or</text:span><text:span text:style-name="T121_3"><text:s/></text:span><text:span text:style-name="T121_4">more</text:span></text:p>
          </table:table-cell>
          <table:table-cell table:style-name="Cell51">
            <text:p text:style-name="P122"><text:span text:style-name="T122_1">\</text:span><text:span text:style-name="T122_2">W</text:span></text:p>
          </table:table-cell>
          <table:table-cell table:style-name="Cell52">
            <text:p text:style-name="P123"><text:span text:style-name="T123_1">One</text:span><text:span text:style-name="T123_2"><text:s/></text:span><text:span text:style-name="T123_3">non</text:span><text:span text:style-name="T123_4">-</text:span><text:span text:style-name="T123_5">word</text:span><text:span text:style-name="T123_6"><text:s/></text:span><text:span text:style-name="T123_7">character</text:span></text:p>
          </table:table-cell>
          <table:table-cell table:style-name="Cell53">
            <text:p text:style-name="P124"><text:span text:style-name="T124_1">Groups</text:span></text:p>
          </table:table-cell>
          <table:table-cell table:style-name="Cell54">
            <text:p text:style-name="P125"/>
          </table:table-cell>
        </table:table-row>
        <table:table-row table:style-name="Row10">
          <table:table-cell table:style-name="Cell55">
            <text:p text:style-name="P126"><text:span text:style-name="T126_1">+</text:span></text:p>
          </table:table-cell>
          <table:table-cell table:style-name="Cell56">
            <text:p text:style-name="P127"><text:span text:style-name="T127_1">1<text:s/></text:span><text:span text:style-name="T127_2">or</text:span><text:span text:style-name="T127_3"><text:s/></text:span><text:span text:style-name="T127_4">more</text:span></text:p>
          </table:table-cell>
          <table:table-cell table:style-name="Cell57">
            <text:p text:style-name="P128"><text:span text:style-name="T128_1">Assertions</text:span></text:p>
          </table:table-cell>
          <table:table-cell table:style-name="Cell58">
            <text:p text:style-name="P129"/>
          </table:table-cell>
          <table:table-cell table:style-name="Cell59">
            <text:p text:style-name="P130"><text:span text:style-name="T130_1">(…)</text:span></text:p>
          </table:table-cell>
          <table:table-cell table:style-name="Cell60">
            <text:p text:style-name="P131"><text:span text:style-name="T131_1">Capturing</text:span><text:span text:style-name="T131_2"><text:s/></text:span><text:span text:style-name="T131_3">group</text:span></text:p>
          </table:table-cell>
        </table:table-row>
        <table:table-row table:style-name="Row11">
          <table:table-cell table:style-name="Cell61">
            <text:p text:style-name="P132"><text:span text:style-name="T132_1">?</text:span></text:p>
          </table:table-cell>
          <table:table-cell table:style-name="Cell62">
            <text:p text:style-name="P133"><text:span text:style-name="T133_1">0<text:s/></text:span><text:span text:style-name="T133_2">or</text:span><text:span text:style-name="T133_3"><text:s/>1</text:span></text:p>
          </table:table-cell>
          <table:table-cell table:style-name="Cell63">
            <text:p text:style-name="P134"><text:span text:style-name="T134_1">^</text:span></text:p>
          </table:table-cell>
          <table:table-cell table:style-name="Cell64">
            <text:p text:style-name="P135"><text:span text:style-name="T135_1">Start</text:span><text:span text:style-name="T135_2"><text:s/></text:span><text:span text:style-name="T135_3">of</text:span><text:span text:style-name="T135_4"><text:s/></text:span><text:span text:style-name="T135_5">string</text:span></text:p>
          </table:table-cell>
          <table:table-cell table:style-name="Cell65">
            <text:p text:style-name="P136"><text:span text:style-name="T136_1">(?:...)</text:span></text:p>
          </table:table-cell>
          <table:table-cell table:style-name="Cell66">
            <text:p text:style-name="P137"><text:span text:style-name="T137_1">Non</text:span><text:span text:style-name="T137_2">-</text:span><text:span text:style-name="T137_3">capturing</text:span><text:span text:style-name="T137_4"><text:s/></text:span><text:span text:style-name="T137_5">group</text:span></text:p>
          </table:table-cell>
        </table:table-row>
        <table:table-row table:style-name="Row12">
          <table:table-cell table:style-name="Cell67">
            <text:p text:style-name="P138"><text:span text:style-name="T138_1">{2}</text:span></text:p>
          </table:table-cell>
          <table:table-cell table:style-name="Cell68">
            <text:p text:style-name="P139"><text:span text:style-name="T139_1">Exactly</text:span><text:span text:style-name="T139_2"><text:s/>2</text:span></text:p>
          </table:table-cell>
          <table:table-cell table:style-name="Cell69">
            <text:p text:style-name="P140"><text:span text:style-name="T140_1">\</text:span><text:span text:style-name="T140_2">b</text:span></text:p>
          </table:table-cell>
          <table:table-cell table:style-name="Cell70">
            <text:p text:style-name="P141"><text:span text:style-name="T141_1">Word</text:span><text:span text:style-name="T141_2"><text:s/></text:span><text:span text:style-name="T141_3">boundary</text:span></text:p>
          </table:table-cell>
          <table:table-cell table:style-name="Cell71">
            <text:p text:style-name="P142"/>
          </table:table-cell>
          <table:table-cell table:style-name="Cell72">
            <text:p text:style-name="P143"/>
          </table:table-cell>
        </table:table-row>
        <table:table-row table:style-name="Row13">
          <table:table-cell table:style-name="Cell73">
            <text:p text:style-name="P144"><text:span text:style-name="T144_1">{2,5}</text:span></text:p>
          </table:table-cell>
          <table:table-cell table:style-name="Cell74">
            <text:p text:style-name="P145"><text:span text:style-name="T145_1">Between</text:span><text:span text:style-name="T145_2"><text:s/>2<text:s/></text:span><text:span text:style-name="T145_3">and</text:span><text:span text:style-name="T145_4"><text:s/>5</text:span></text:p>
          </table:table-cell>
          <table:table-cell table:style-name="Cell75">
            <text:p text:style-name="P146"><text:span text:style-name="T146_1">\</text:span><text:span text:style-name="T146_2">B</text:span></text:p>
          </table:table-cell>
          <table:table-cell table:style-name="Cell76">
            <text:p text:style-name="P147"><text:span text:style-name="T147_1">Non</text:span><text:span text:style-name="T147_2">-</text:span><text:span text:style-name="T147_3">word</text:span><text:span text:style-name="T147_4"><text:s/></text:span><text:span text:style-name="T147_5">boundary</text:span></text:p>
          </table:table-cell>
          <table:table-cell table:style-name="Cell77">
            <text:p text:style-name="P148"/>
          </table:table-cell>
          <table:table-cell table:style-name="Cell78">
            <text:p text:style-name="P149"/>
          </table:table-cell>
        </table:table-row>
      </table:table>
      <text:p text:style-name="P150"/>
      <text:h text:style-name="P151" text:outline-level="10"><text:span text:style-name="T151_1">Text</text:span><text:span text:style-name="T151_2"><text:s/></text:span><text:span text:style-name="T151_3">Data</text:span></text:h>
      <text:h text:style-name="P152" text:outline-level="10"><text:bookmark-start text:name="h.5ydb0at78jrn"/><text:bookmark-end text:name="h.5ydb0at78jrn"/><text:span text:style-name="T152_1">XML</text:span><text:span text:style-name="T152_2">/</text:span><text:span text:style-name="T152_3">HTML</text:span><text:span text:style-name="T152_4">;<text:s/></text:span><text:span text:style-name="T152_5">BeautifulSoup</text:span></text:h>
      <text:p text:style-name="P153"><text:span text:style-name="T153_1">from</text:span><text:span text:style-name="T153_2"><text:s/></text:span><text:span text:style-name="T153_3">bs</text:span><text:span text:style-name="T153_4">4<text:s/></text:span><text:span text:style-name="T153_5">import</text:span><text:span text:style-name="T153_6"><text:s/></text:span><text:span text:style-name="T153_7">BeautifulSoup</text:span></text:p>
      <text:p text:style-name="P154"><text:span text:style-name="T154_1">soup</text:span><text:span text:style-name="T154_2"><text:s/>=<text:s/></text:span><text:span text:style-name="T154_3">BeautifulSoup</text:span><text:span text:style-name="T154_4"><text:s/>(</text:span><text:span text:style-name="T154_5">string</text:span><text:span text:style-name="T154_6">_</text:span><text:span text:style-name="T154_7">or</text:span><text:span text:style-name="T154_8">_</text:span><text:span text:style-name="T154_9">file</text:span><text:span text:style-name="T154_10">_</text:span><text:span text:style-name="T154_11">or</text:span><text:span text:style-name="T154_12">_</text:span><text:span text:style-name="T154_13">url</text:span><text:span text:style-name="T154_14">_</text:span><text:span text:style-name="T154_15">handle</text:span><text:span text:style-name="T154_16">)</text:span></text:p>
      <text:p text:style-name="P155"/>
      <text:p text:style-name="P156"><text:span text:style-name="T156_1">soup</text:span><text:span text:style-name="T156_2">.</text:span><text:span text:style-name="T156_3">prettify</text:span><text:span text:style-name="T156_4">()</text:span></text:p>
      <text:p text:style-name="P157"><text:span text:style-name="T157_1">soup</text:span><text:span text:style-name="T157_2">.</text:span><text:span text:style-name="T157_3">get</text:span><text:span text:style-name="T157_4">_</text:span><text:span text:style-name="T157_5">text</text:span><text:span text:style-name="T157_6">()<text:s/></text:span><text:span text:style-name="T157_7">#<text:s/></text:span><text:span text:style-name="T157_8">All</text:span><text:span text:style-name="T157_9"><text:s/></text:span><text:span text:style-name="T157_10">text</text:span><text:span text:style-name="T157_11">!</text:span></text:p>
      <text:p text:style-name="P158"/>
      <text:p text:style-name="P159"><text:span text:style-name="T159_1">The</text:span><text:span text:style-name="T159_2"><text:s/></text:span><text:span text:style-name="T159_3">soup</text:span><text:span text:style-name="T159_4"><text:s/></text:span><text:span text:style-name="T159_5">consists</text:span><text:span text:style-name="T159_6"><text:s/></text:span><text:span text:style-name="T159_7">of</text:span><text:span text:style-name="T159_8"><text:s/>(</text:span><text:span text:style-name="T159_9">hierarchical</text:span><text:span text:style-name="T159_10">)<text:s/></text:span><text:span text:style-name="T159_11">tags</text:span><text:span text:style-name="T159_12">.<text:s/></text:span><text:span text:style-name="T159_13">A</text:span><text:span text:style-name="T159_14"><text:s/></text:span><text:span text:style-name="T159_15">tag</text:span><text:span text:style-name="T159_16"><text:s/></text:span><text:span text:style-name="T159_17">may</text:span><text:span text:style-name="T159_18"><text:s/></text:span><text:span text:style-name="T159_19">have</text:span><text:span text:style-name="T159_20"><text:s/></text:span><text:span text:style-name="T159_21">attributes</text:span><text:span text:style-name="T159_22">.<text:s/>(</text:span><text:span text:style-name="T159_23">Implemented</text:span><text:span text:style-name="T159_24"><text:s/></text:span><text:span text:style-name="T159_25">as</text:span><text:span text:style-name="T159_26"><text:s/></text:span><text:span text:style-name="T159_27">dictionaries</text:span><text:span text:style-name="T159_28">.)<text:s/></text:span><text:span text:style-name="T159_29">A</text:span><text:span text:style-name="T159_30"><text:s/></text:span><text:span text:style-name="T159_31">tag</text:span><text:span text:style-name="T159_32"><text:s/></text:span><text:span text:style-name="T159_33">has</text:span><text:span text:style-name="T159_34"><text:s/></text:span><text:span text:style-name="T159_35">a</text:span><text:span text:style-name="T159_36"><text:s/></text:span><text:span text:style-name="T159_37">name</text:span><text:span text:style-name="T159_38">,<text:s/></text:span><text:span text:style-name="T159_39">a</text:span><text:span text:style-name="T159_40"><text:s/></text:span><text:span text:style-name="T159_41">string</text:span><text:span text:style-name="T159_42"><text:s/></text:span><text:span text:style-name="T159_43">value</text:span><text:span text:style-name="T159_44"><text:s/>(</text:span><text:span text:style-name="T159_45">and</text:span><text:span text:style-name="T159_46"><text:s/></text:span><text:span text:style-name="T159_47">also</text:span><text:span text:style-name="T159_48"><text:s/>.</text:span><text:span text:style-name="T159_49">stripped</text:span><text:span text:style-name="T159_50">_</text:span><text:span text:style-name="T159_51">strings</text:span><text:span text:style-name="T159_52"><text:s/></text:span><text:span text:style-name="T159_53">with</text:span><text:span text:style-name="T159_54"><text:s/></text:span><text:span text:style-name="T159_55">removed</text:span><text:span text:style-name="T159_56"><text:s/></text:span><text:span text:style-name="T159_57">whitespaces</text:span><text:span text:style-name="T159_58">),<text:s/></text:span><text:span text:style-name="T159_59">the</text:span><text:span text:style-name="T159_60"><text:s/></text:span><text:span text:style-name="T159_61">contents</text:span><text:span text:style-name="T159_62">,<text:s/></text:span><text:span text:style-name="T159_63">the</text:span><text:span text:style-name="T159_64"><text:s/></text:span><text:span text:style-name="T159_65">parent</text:span><text:span text:style-name="T159_66">,<text:s/></text:span><text:span text:style-name="T159_67">the</text:span><text:span text:style-name="T159_68"><text:s/></text:span><text:span text:style-name="T159_69">next</text:span><text:span text:style-name="T159_70"><text:s/></text:span><text:span text:style-name="T159_71">and</text:span><text:span text:style-name="T159_72"><text:s/></text:span><text:span text:style-name="T159_73">the</text:span><text:span text:style-name="T159_74"><text:s/></text:span><text:span text:style-name="T159_75">prev</text:span><text:span text:style-name="T159_76"><text:s/></text:span><text:span text:style-name="T159_77">tags</text:span><text:span text:style-name="T159_78">,<text:s/></text:span><text:span text:style-name="T159_79">and</text:span><text:span text:style-name="T159_80"><text:s/></text:span><text:span text:style-name="T159_81">zero</text:span><text:span text:style-name="T159_82"><text:s/></text:span><text:span text:style-name="T159_83">or</text:span><text:span text:style-name="T159_84"><text:s/></text:span><text:span text:style-name="T159_85">more</text:span><text:span text:style-name="T159_86"><text:s/></text:span><text:span text:style-name="T159_87">children</text:span><text:span text:style-name="T159_88">.</text:span></text:p>
      <text:p text:style-name="P160"/>
      <text:p text:style-name="P161"><text:span text:style-name="T161_1">soup</text:span><text:span text:style-name="T161_2">.</text:span><text:span text:style-name="T161_3">title</text:span><text:span text:style-name="T161_4"><text:s/>#<text:s/></text:span><text:span text:style-name="T161_5">Not</text:span><text:span text:style-name="T161_6"><text:s/></text:span><text:span text:style-name="T161_7">a</text:span><text:span text:style-name="T161_8"><text:s/></text:span><text:span text:style-name="T161_9">function</text:span><text:span text:style-name="T161_10">!</text:span></text:p>
      <text:p text:style-name="P162"><text:span text:style-name="T162_1">soup</text:span><text:span text:style-name="T162_2">.</text:span><text:span text:style-name="T162_3">title</text:span><text:span text:style-name="T162_4">.</text:span><text:span text:style-name="T162_5">string</text:span><text:span text:style-name="T162_6"><text:s/>#<text:s/></text:span><text:span text:style-name="T162_7">Not</text:span><text:span text:style-name="T162_8"><text:s/></text:span><text:span text:style-name="T162_9">a</text:span><text:span text:style-name="T162_10"><text:s/></text:span><text:span text:style-name="T162_11">function</text:span><text:span text:style-name="T162_12">!</text:span></text:p>
      <text:p text:style-name="P163"><text:span text:style-name="T163_1">soup</text:span><text:span text:style-name="T163_2">.</text:span><text:span text:style-name="T163_3">title</text:span><text:span text:style-name="T163_4">.</text:span><text:span text:style-name="T163_5">parent</text:span><text:span text:style-name="T163_6">.</text:span><text:span text:style-name="T163_7">name</text:span><text:span text:style-name="T163_8"><text:s/>#<text:s/></text:span><text:span text:style-name="T163_9">Not</text:span><text:span text:style-name="T163_10"><text:s/></text:span><text:span text:style-name="T163_11">a</text:span><text:span text:style-name="T163_12"><text:s/></text:span><text:span text:style-name="T163_13">function</text:span><text:span text:style-name="T163_14">!<text:s/></text:span><text:span text:style-name="T163_15">Cf</text:span><text:span text:style-name="T163_16">:<text:s/></text:span><text:span text:style-name="T163_17">File</text:span><text:span text:style-name="T163_18"><text:s/></text:span><text:span text:style-name="T163_19">system</text:span><text:span text:style-name="T163_20"><text:s/></text:span><text:span text:style-name="T163_21">navigation</text:span></text:p>
      <text:p text:style-name="P164"><text:span text:style-name="T164_1">soup</text:span><text:span text:style-name="T164_2">.</text:span><text:span text:style-name="T164_3">children</text:span><text:span text:style-name="T164_4"><text:s/></text:span><text:span text:style-name="T164_5">#<text:s/></text:span><text:span text:style-name="T164_6">Not</text:span><text:span text:style-name="T164_7"><text:s/></text:span><text:span text:style-name="T164_8">a</text:span><text:span text:style-name="T164_9"><text:s/></text:span><text:span text:style-name="T164_10">function</text:span><text:span text:style-name="T164_11">!</text:span></text:p>
      <text:p text:style-name="P165"/>
      <text:p text:style-name="P166"><text:span text:style-name="T166_1">links</text:span><text:span text:style-name="T166_2"><text:s/>=<text:s/></text:span><text:span text:style-name="T166_3">soup</text:span><text:span text:style-name="T166_4">.</text:span><text:span text:style-name="T166_5">find</text:span><text:span text:style-name="T166_6">_</text:span><text:span text:style-name="T166_7">all</text:span><text:span text:style-name="T166_8">(‘</text:span><text:span text:style-name="T166_9">tag</text:span><text:span text:style-name="T166_10">’)</text:span><text:span text:style-name="T166_11"><text:s/>#<text:s/></text:span><text:span text:style-name="T166_12">Finds</text:span><text:span text:style-name="T166_13"><text:s/></text:span><text:span text:style-name="T166_14">all</text:span><text:span text:style-name="T166_15"><text:s/>&lt;</text:span><text:span text:style-name="T166_16">tag</text:span><text:span text:style-name="T166_17">&gt;</text:span><text:span text:style-name="T166_18">s</text:span></text:p>
      <text:p text:style-name="P167"><text:span text:style-name="T167_1">formats</text:span><text:span text:style-name="T167_2"><text:s/>=<text:s/></text:span><text:span text:style-name="T167_3">soup</text:span><text:span text:style-name="T167_4">.</text:span><text:span text:style-name="T167_5">find</text:span><text:span text:style-name="T167_6">_</text:span><text:span text:style-name="T167_7">all</text:span><text:span text:style-name="T167_8">([‘</text:span><text:span text:style-name="T167_9">i</text:span><text:span text:style-name="T167_10">’,’</text:span><text:span text:style-name="T167_11">b</text:span><text:span text:style-name="T167_12">’,’</text:span><text:span text:style-name="T167_13">em</text:span><text:span text:style-name="T167_14">’,’</text:span><text:span text:style-name="T167_15">strong</text:span><text:span text:style-name="T167_16">’])</text:span><text:span text:style-name="T167_17"><text:s/>#<text:s/></text:span><text:span text:style-name="T167_18">Finds</text:span><text:span text:style-name="T167_19"><text:s/></text:span><text:span text:style-name="T167_20">all</text:span><text:span text:style-name="T167_21"><text:s/></text:span><text:span text:style-name="T167_22">bold</text:span><text:span text:style-name="T167_23">/</text:span><text:span text:style-name="T167_24">italic</text:span><text:span text:style-name="T167_25"><text:s/></text:span><text:span text:style-name="T167_26">formats</text:span></text:p>
      <text:p text:style-name="P168"><text:span text:style-name="T168_1">links</text:span><text:span text:style-name="T168_2">[0].</text:span><text:span text:style-name="T168_3">get</text:span><text:span text:style-name="T168_4"><text:s/>(‘</text:span><text:span text:style-name="T168_5">href</text:span><text:span text:style-name="T168_6">’)</text:span><text:span text:style-name="T168_7"><text:s/>#<text:s/></text:span><text:span text:style-name="T168_8">Or</text:span><text:span text:style-name="T168_9"><text:s/></text:span><text:span text:style-name="T168_10">any</text:span><text:span text:style-name="T168_11"><text:s/></text:span><text:span text:style-name="T168_12">other</text:span><text:span text:style-name="T168_13"><text:s/></text:span><text:span text:style-name="T168_14">tag</text:span><text:span text:style-name="T168_15"><text:s/></text:span><text:span text:style-name="T168_16">parameter</text:span></text:p>
      <text:p text:style-name="P169"><text:span text:style-name="T169_1">links</text:span><text:span text:style-name="T169_2">[0][‘</text:span><text:span text:style-name="T169_3">href</text:span><text:span text:style-name="T169_4">’]</text:span><text:span text:style-name="T169_5"><text:s/>#<text:s/></text:span><text:span text:style-name="T169_6">Same</text:span><text:span text:style-name="T169_7"><text:s/></text:span><text:span text:style-name="T169_8">as</text:span><text:span text:style-name="T169_9"><text:s/></text:span><text:span text:style-name="T169_10">above</text:span></text:p>
      <text:p text:style-name="P170"><text:span text:style-name="T170_1">soup</text:span><text:span text:style-name="T170_2">.</text:span><text:span text:style-name="T170_3">find</text:span><text:span text:style-name="T170_4">(</text:span><text:span text:style-name="T170_5">id</text:span><text:span text:style-name="T170_6">=”</text:span><text:span text:style-name="T170_7">link</text:span><text:span text:style-name="T170_8">3”)</text:span><text:span text:style-name="T170_9"><text:s/>#<text:s/></text:span><text:span text:style-name="T170_10">Find</text:span><text:span text:style-name="T170_11"><text:s/></text:span><text:span text:style-name="T170_12">all</text:span><text:span text:style-name="T170_13"><text:s/></text:span><text:span text:style-name="T170_14">elements</text:span><text:span text:style-name="T170_15"><text:s/></text:span><text:span text:style-name="T170_16">that</text:span><text:span text:style-name="T170_17"><text:s/></text:span><text:span text:style-name="T170_18">have</text:span><text:span text:style-name="T170_19"><text:s/></text:span><text:span text:style-name="T170_20">attribute</text:span><text:span text:style-name="T170_21"><text:s/>&lt;...<text:s/></text:span><text:span text:style-name="T170_22">id</text:span><text:span text:style-name="T170_23">=”</text:span><text:span text:style-name="T170_24">link</text:span><text:span text:style-name="T170_25">3”<text:s/>…&gt;</text:span></text:p>
      <text:p text:style-name="P171"><text:span text:style-name="T171_1">tag</text:span><text:span text:style-name="T171_2">.</text:span><text:span text:style-name="T171_3">has</text:span><text:span text:style-name="T171_4">_</text:span><text:span text:style-name="T171_5">attr</text:span><text:span text:style-name="T171_6">(‘</text:span><text:span text:style-name="T171_7">id</text:span><text:span text:style-name="T171_8">’)</text:span><text:span text:style-name="T171_9"><text:s/>#<text:s/></text:span><text:span text:style-name="T171_10">Does</text:span><text:span text:style-name="T171_11"><text:s/></text:span><text:span text:style-name="T171_12">the</text:span><text:span text:style-name="T171_13"><text:s/></text:span><text:span text:style-name="T171_14">tag</text:span><text:span text:style-name="T171_15"><text:s/></text:span><text:span text:style-name="T171_16">have</text:span><text:span text:style-name="T171_17"><text:s/></text:span><text:span text:style-name="T171_18">the</text:span><text:span text:style-name="T171_19"><text:s/></text:span><text:span text:style-name="T171_20">attribute</text:span><text:span text:style-name="T171_21"><text:s/></text:span><text:span text:style-name="T171_22">id</text:span><text:span text:style-name="T171_23">?</text:span></text:p>
      <text:h text:style-name="P172" text:outline-level="10"><text:bookmark-start text:name="h.94fb8hn6mmk3"/><text:bookmark-end text:name="h.94fb8hn6mmk3"/><text:span text:style-name="T172_1">CSV</text:span></text:h>
      <text:h text:style-name="P173" text:outline-level="10"><text:bookmark-start text:name="h.i5jnykw4ddzu"/><text:bookmark-end text:name="h.i5jnykw4ddzu"/><text:span text:style-name="T173_1">JSON</text:span></text:h>
      <text:h text:style-name="P174" text:outline-level="10"><text:bookmark-start text:name="h.ta8g6gfb5mrs"/><text:bookmark-end text:name="h.ta8g6gfb5mrs"/><text:span text:style-name="T174_1">NLTK</text:span></text:h>
      <text:p text:style-name="P175"><text:span text:style-name="T175_1">Corpora</text:span><text:span text:style-name="T175_2">.<text:s/></text:span><text:span text:style-name="T175_3">Tokenization</text:span><text:span text:style-name="T175_4">.<text:s/></text:span><text:span text:style-name="T175_5">Stemming</text:span><text:span text:style-name="T175_6">.<text:s/></text:span><text:span text:style-name="T175_7">Lemmatization</text:span><text:span text:style-name="T175_8">.</text:span></text:p>
      <text:h text:style-name="P176" text:outline-level="10"><text:span text:style-name="T176_1">Relational</text:span><text:span text:style-name="T176_2"><text:s/></text:span><text:span text:style-name="T176_3">Databases</text:span></text:h>
      <text:p text:style-name="P177"><text:span text:style-name="T177_1">PyMySQL</text:span><text:span text:style-name="T177_2">.</text:span></text:p>
      <text:h text:style-name="P178" text:outline-level="10"><text:span text:style-name="T178_1">Numeric</text:span><text:span text:style-name="T178_2"><text:s/></text:span><text:span text:style-name="T178_3">Data</text:span></text:h>
      <text:h text:style-name="P179" text:outline-level="10"><text:span text:style-name="T179_1">Basic</text:span><text:span text:style-name="T179_2"><text:s/></text:span><text:span text:style-name="T179_3">numpy</text:span></text:h>
      <text:p text:style-name="P180"><text:span text:style-name="T180_1">import</text:span><text:span text:style-name="T180_2"><text:s/></text:span><text:span text:style-name="T180_3">numpy</text:span><text:span text:style-name="T180_4"><text:s/></text:span><text:span text:style-name="T180_5">as</text:span><text:span text:style-name="T180_6"><text:s/></text:span><text:span text:style-name="T180_7">np</text:span></text:p>
      <text:p text:style-name="P181"><text:span text:style-name="T181_1">np</text:span><text:span text:style-name="T181_2">.</text:span><text:span text:style-name="T181_3">array</text:span><text:span text:style-name="T181_4"><text:s/>(</text:span><text:span text:style-name="T181_5">dim</text:span><text:span text:style-name="T181_6">[</text:span><text:span text:style-name="T181_7">s</text:span><text:span text:style-name="T181_8">]<text:s/>[,</text:span><text:span text:style-name="T181_9">dtype</text:span><text:span text:style-name="T181_10">=</text:span><text:span text:style-name="T181_11">xxx</text:span><text:span text:style-name="T181_12">])</text:span></text:p>
      <text:p text:style-name="P182"><text:span text:style-name="T182_1">np</text:span><text:span text:style-name="T182_2">.</text:span><text:span text:style-name="T182_3">ones</text:span><text:span text:style-name="T182_4"><text:s/>(</text:span><text:span text:style-name="T182_5">dim</text:span><text:span text:style-name="T182_6">[</text:span><text:span text:style-name="T182_7">s</text:span><text:span text:style-name="T182_8">])</text:span></text:p>
      <text:p text:style-name="P183"><text:span text:style-name="T183_1">np</text:span><text:span text:style-name="T183_2">.</text:span><text:span text:style-name="T183_3">zeros</text:span><text:span text:style-name="T183_4"><text:s/>(</text:span><text:span text:style-name="T183_5">dim</text:span><text:span text:style-name="T183_6">[</text:span><text:span text:style-name="T183_7">s</text:span><text:span text:style-name="T183_8">])</text:span></text:p>
      <text:p text:style-name="P184"><text:span text:style-name="T184_1">np</text:span><text:span text:style-name="T184_2">.</text:span><text:span text:style-name="T184_3">empty</text:span><text:span text:style-name="T184_4"><text:s/>(</text:span><text:span text:style-name="T184_5">dim</text:span><text:span text:style-name="T184_6">[</text:span><text:span text:style-name="T184_7">s</text:span><text:span text:style-name="T184_8">])</text:span></text:p>
      <text:p text:style-name="P185"><text:span text:style-name="T185_1">np</text:span><text:span text:style-name="T185_2">.</text:span><text:span text:style-name="T185_3">arange</text:span><text:span text:style-name="T185_4"><text:s/>(</text:span><text:span text:style-name="T185_5">size</text:span><text:span text:style-name="T185_6"><text:s/>[,...])</text:span></text:p>
      <text:p text:style-name="P186"><text:span text:style-name="T186_1">np</text:span><text:span text:style-name="T186_2">.</text:span><text:span text:style-name="T186_3">eye</text:span><text:span text:style-name="T186_4"><text:s/>(</text:span><text:span text:style-name="T186_5">size</text:span><text:span text:style-name="T186_6">)</text:span></text:p>
      <text:p text:style-name="P187"><text:span text:style-name="T187_1">a</text:span><text:span text:style-name="T187_2">.</text:span><text:span text:style-name="T187_3">ndim</text:span></text:p>
      <text:p text:style-name="P188"><text:span text:style-name="T188_1">a</text:span><text:span text:style-name="T188_2">.</text:span><text:span text:style-name="T188_3">shape</text:span></text:p>
      <text:p text:style-name="P189"><text:span text:style-name="T189_1">a</text:span><text:span text:style-name="T189_2">.</text:span><text:span text:style-name="T189_3">dtype</text:span></text:p>
      <text:p text:style-name="P190"><text:span text:style-name="T190_1">a</text:span><text:span text:style-name="T190_2">.</text:span><text:span text:style-name="T190_3">astype</text:span><text:span text:style-name="T190_4"><text:s/>(</text:span><text:span text:style-name="T190_5">type</text:span><text:span text:style-name="T190_6">)</text:span></text:p>
      <text:p text:style-name="P191"><text:span text:style-name="T191_1">a</text:span><text:span text:style-name="T191_2">.</text:span><text:span text:style-name="T191_3">copy</text:span><text:span text:style-name="T191_4"><text:s/>()</text:span></text:p>
      <text:p text:style-name="P192"><text:span text:style-name="T192_1">Operations</text:span><text:span text:style-name="T192_2"><text:s/></text:span><text:span text:style-name="T192_3">between</text:span><text:span text:style-name="T192_4"><text:s/></text:span><text:span text:style-name="T192_5">arrays</text:span><text:span text:style-name="T192_6"><text:s/></text:span><text:span text:style-name="T192_7">and</text:span><text:span text:style-name="T192_8"><text:s/></text:span><text:span text:style-name="T192_9">scalars</text:span><text:span text:style-name="T192_10"><text:s/>(</text:span><text:span text:style-name="T192_11">broadcasting</text:span><text:span text:style-name="T192_12">)</text:span></text:p>
      <text:p text:style-name="P193"><text:span text:style-name="T193_1">Indexing</text:span><text:span text:style-name="T193_2"><text:s/></text:span><text:span text:style-name="T193_3">and</text:span><text:span text:style-name="T193_4"><text:s/></text:span><text:span text:style-name="T193_5">slicing</text:span><text:span text:style-name="T193_6">;<text:s/></text:span><text:span text:style-name="T193_7">Boolean</text:span><text:span text:style-name="T193_8"><text:s/></text:span><text:span text:style-name="T193_9">indexing</text:span><text:span text:style-name="T193_10">;<text:s/>-,<text:s/>|,<text:s/>&amp;</text:span></text:p>
      <text:p text:style-name="P194"><text:span text:style-name="T194_1">data</text:span><text:span text:style-name="T194_2">[</text:span><text:span text:style-name="T194_3">data</text:span><text:span text:style-name="T194_4">&lt;0]=0</text:span></text:p>
      <text:p text:style-name="P195"><text:span text:style-name="T195_1">Smart</text:span><text:span text:style-name="T195_2"><text:s/></text:span><text:span text:style-name="T195_3">indexing</text:span><text:span text:style-name="T195_4">:<text:s/></text:span><text:span text:style-name="T195_5">list</text:span><text:span text:style-name="T195_6"><text:s/></text:span><text:span text:style-name="T195_7">as</text:span><text:span text:style-name="T195_8"><text:s/></text:span><text:span text:style-name="T195_9">an</text:span><text:span text:style-name="T195_10"><text:s/></text:span><text:span text:style-name="T195_11">index</text:span></text:p>
      <text:p text:style-name="P196"><text:span text:style-name="T196_1">data</text:span><text:span text:style-name="T196_2">[[1,3,1,0]];<text:s/></text:span><text:span text:style-name="T196_3">data</text:span><text:span text:style-name="T196_4">[:,<text:s/>[2]]</text:span></text:p>
      <text:p text:style-name="P197"><text:span text:style-name="T197_1">Transposing</text:span></text:p>
      <text:p text:style-name="P198"><text:span text:style-name="T198_1">a</text:span><text:span text:style-name="T198_2">.</text:span><text:span text:style-name="T198_3">T</text:span></text:p>
      <text:p text:style-name="P199"><text:span text:style-name="T199_1">a</text:span><text:span text:style-name="T199_2">.</text:span><text:span text:style-name="T199_3">reshape</text:span><text:span text:style-name="T199_4"><text:s/>((</text:span><text:span text:style-name="T199_5">m</text:span><text:span text:style-name="T199_6">,</text:span><text:span text:style-name="T199_7">n</text:span><text:span text:style-name="T199_8">))</text:span></text:p>
      <text:p text:style-name="P200"><text:span text:style-name="T200_1">a</text:span><text:span text:style-name="T200_2">.</text:span><text:span text:style-name="T200_3">transpose</text:span><text:span text:style-name="T200_4"><text:s/>((</text:span><text:span text:style-name="T200_5">ax</text:span><text:span text:style-name="T200_6">1,</text:span><text:span text:style-name="T200_7">ax</text:span><text:span text:style-name="T200_8">2))</text:span></text:p>
      <text:p text:style-name="P201"><text:span text:style-name="T201_1">a</text:span><text:span text:style-name="T201_2">.</text:span><text:span text:style-name="T201_3">swapaxes</text:span><text:span text:style-name="T201_4"><text:s/>(</text:span><text:span text:style-name="T201_5">ax</text:span><text:span text:style-name="T201_6">1,<text:s/></text:span><text:span text:style-name="T201_7">ax</text:span><text:span text:style-name="T201_8">2)</text:span><text:span text:style-name="T201_9"><text:s/>–<text:s/></text:span><text:span text:style-name="T201_10">returns</text:span><text:span text:style-name="T201_11"><text:s/></text:span><text:span text:style-name="T201_12">a</text:span><text:span text:style-name="T201_13"><text:s/></text:span><text:span text:style-name="T201_14">view</text:span><text:span text:style-name="T201_15">,<text:s/></text:span><text:span text:style-name="T201_16">not</text:span><text:span text:style-name="T201_17"><text:s/></text:span><text:span text:style-name="T201_18">a</text:span><text:span text:style-name="T201_19"><text:s/></text:span><text:span text:style-name="T201_20">copy</text:span></text:p>
      <text:p text:style-name="P202"><text:span text:style-name="T202_1">Universal</text:span><text:span text:style-name="T202_2"><text:s/></text:span><text:span text:style-name="T202_3">math</text:span><text:span text:style-name="T202_4"><text:s/></text:span><text:span text:style-name="T202_5">functions</text:span><text:span text:style-name="T202_6"><text:s/>(</text:span><text:span text:style-name="T202_7">algebraic</text:span><text:span text:style-name="T202_8">,<text:s/></text:span><text:span text:style-name="T202_9">trig</text:span><text:span text:style-name="T202_10">,<text:s/></text:span><text:span text:style-name="T202_11">isnan</text:span><text:span text:style-name="T202_12">,<text:s/></text:span><text:span text:style-name="T202_13">isfinite</text:span><text:span text:style-name="T202_14">,<text:s/></text:span><text:span text:style-name="T202_15">isinf</text:span><text:span text:style-name="T202_16">)</text:span></text:p>
      <text:p text:style-name="P203"><text:span text:style-name="T203_1">Conditions</text:span><text:span text:style-name="T203_2">:</text:span><text:span text:style-name="T203_3"><text:s/></text:span><text:span text:style-name="T203_4">np</text:span><text:span text:style-name="T203_5">.</text:span><text:span text:style-name="T203_6">where</text:span><text:span text:style-name="T203_7"><text:s/>(</text:span><text:span text:style-name="T203_8">cond</text:span><text:span text:style-name="T203_9">,<text:s/></text:span><text:span text:style-name="T203_10">x</text:span><text:span text:style-name="T203_11">,<text:s/></text:span><text:span text:style-name="T203_12">y</text:span><text:span text:style-name="T203_13">);<text:s/></text:span><text:span text:style-name="T203_14">a</text:span><text:span text:style-name="T203_15">.</text:span><text:span text:style-name="T203_16">any</text:span><text:span text:style-name="T203_17"><text:s/>();<text:s/></text:span><text:span text:style-name="T203_18">a</text:span><text:span text:style-name="T203_19">.</text:span><text:span text:style-name="T203_20">all</text:span><text:span text:style-name="T203_21"><text:s/>()</text:span></text:p>
      <text:p text:style-name="P204"><text:span text:style-name="T204_1">Set</text:span><text:span text:style-name="T204_2">:</text:span></text:p>
      <text:p text:style-name="P205"><text:span text:style-name="T205_1">np</text:span><text:span text:style-name="T205_2">.</text:span><text:span text:style-name="T205_3">unique</text:span><text:span text:style-name="T205_4"><text:s/>();<text:s/></text:span><text:span text:style-name="T205_5">np</text:span><text:span text:style-name="T205_6">.</text:span><text:span text:style-name="T205_7">in</text:span><text:span text:style-name="T205_8">1</text:span><text:span text:style-name="T205_9">d</text:span><text:span text:style-name="T205_10">(</text:span><text:span text:style-name="T205_11">vals</text:span><text:span text:style-name="T205_12">,<text:s/></text:span><text:span text:style-name="T205_13">arr</text:span><text:span text:style-name="T205_14">);<text:s/></text:span><text:span text:style-name="T205_15">np</text:span><text:span text:style-name="T205_16">.</text:span><text:span text:style-name="T205_17">union</text:span><text:span text:style-name="T205_18">1</text:span><text:span text:style-name="T205_19">d</text:span><text:span text:style-name="T205_20"><text:s/>(</text:span><text:span text:style-name="T205_21">x</text:span><text:span text:style-name="T205_22">,</text:span><text:span text:style-name="T205_23">y</text:span><text:span text:style-name="T205_24">);<text:s/></text:span><text:span text:style-name="T205_25">np</text:span><text:span text:style-name="T205_26">.</text:span><text:span text:style-name="T205_27">intersect</text:span><text:span text:style-name="T205_28">1</text:span><text:span text:style-name="T205_29">d</text:span><text:span text:style-name="T205_30"><text:s/>(</text:span><text:span text:style-name="T205_31">x</text:span><text:span text:style-name="T205_32">,</text:span><text:span text:style-name="T205_33">y</text:span><text:span text:style-name="T205_34">)</text:span></text:p>
      <text:p text:style-name="P206"><text:span text:style-name="T206_1">Stats</text:span><text:span text:style-name="T206_2">:</text:span></text:p>
      <text:p text:style-name="P207"><text:span text:style-name="T207_1">a</text:span><text:span text:style-name="T207_2">.</text:span><text:span text:style-name="T207_3">mean</text:span><text:span text:style-name="T207_4">(),<text:s/></text:span><text:span text:style-name="T207_5">a</text:span><text:span text:style-name="T207_6">.</text:span><text:span text:style-name="T207_7">sum</text:span><text:span text:style-name="T207_8"><text:s/>(),<text:s/></text:span><text:span text:style-name="T207_9">a</text:span><text:span text:style-name="T207_10">.</text:span><text:span text:style-name="T207_11">std</text:span><text:span text:style-name="T207_12"><text:s/>(),<text:s/></text:span><text:span text:style-name="T207_13">a</text:span><text:span text:style-name="T207_14">.</text:span><text:span text:style-name="T207_15">min</text:span><text:span text:style-name="T207_16"><text:s/>(),<text:s/></text:span><text:span text:style-name="T207_17">a</text:span><text:span text:style-name="T207_18">.</text:span><text:span text:style-name="T207_19">max</text:span><text:span text:style-name="T207_20"><text:s/>(),<text:s/></text:span><text:span text:style-name="T207_21">a</text:span><text:span text:style-name="T207_22">.</text:span><text:span text:style-name="T207_23">sumsum</text:span><text:span text:style-name="T207_24"><text:s/>(),<text:s/></text:span><text:span text:style-name="T207_25">a</text:span><text:span text:style-name="T207_26">.</text:span><text:span text:style-name="T207_27">cumprod</text:span><text:span text:style-name="T207_28"><text:s/>()</text:span></text:p>
      <text:p text:style-name="P208"><text:span text:style-name="T208_1">a</text:span><text:span text:style-name="T208_2">.</text:span><text:span text:style-name="T208_3">sort</text:span><text:span text:style-name="T208_4"><text:s/>()</text:span></text:p>
      <text:p text:style-name="P209"><text:span text:style-name="T209_1">File</text:span><text:span text:style-name="T209_2"><text:s/></text:span><text:span text:style-name="T209_3">I</text:span><text:span text:style-name="T209_4">/</text:span><text:span text:style-name="T209_5">O</text:span><text:span text:style-name="T209_6"><text:s/>(</text:span><text:span text:style-name="T209_7">to</text:span><text:span text:style-name="T209_8"><text:s/>.</text:span><text:span text:style-name="T209_9">npy</text:span><text:span text:style-name="T209_10"><text:s/></text:span><text:span text:style-name="T209_11">files</text:span><text:span text:style-name="T209_12">)</text:span></text:p>
      <text:p text:style-name="P210"><text:span text:style-name="T210_1">np</text:span><text:span text:style-name="T210_2">.</text:span><text:span text:style-name="T210_3">save</text:span><text:span text:style-name="T210_4"><text:s/>(</text:span><text:span text:style-name="T210_5">file</text:span><text:span text:style-name="T210_6">,<text:s/></text:span><text:span text:style-name="T210_7">arr</text:span><text:span text:style-name="T210_8">)</text:span></text:p>
      <text:p text:style-name="P211"><text:span text:style-name="T211_1">np</text:span><text:span text:style-name="T211_2">.</text:span><text:span text:style-name="T211_3">load</text:span><text:span text:style-name="T211_4"><text:s/>(</text:span><text:span text:style-name="T211_5">file</text:span><text:span text:style-name="T211_6">)</text:span></text:p>
      <text:p text:style-name="P212"><text:span text:style-name="T212_1">arr</text:span><text:span text:style-name="T212_2"><text:s/>=<text:s/></text:span><text:span text:style-name="T212_3">np</text:span><text:span text:style-name="T212_4">.</text:span><text:span text:style-name="T212_5">loadtxt</text:span><text:span text:style-name="T212_6"><text:s/>(</text:span><text:span text:style-name="T212_7">csv</text:span><text:span text:style-name="T212_8">,<text:s/></text:span><text:span text:style-name="T212_9">delimiter</text:span><text:span text:style-name="T212_10">=”,”)</text:span></text:p>
      <text:p text:style-name="P213"><text:span text:style-name="T213_1">np</text:span><text:span text:style-name="T213_2">.</text:span><text:span text:style-name="T213_3">savetxt</text:span><text:span text:style-name="T213_4"><text:s/>(</text:span><text:span text:style-name="T213_5">csv</text:span><text:span text:style-name="T213_6">,<text:s/></text:span><text:span text:style-name="T213_7">x</text:span><text:span text:style-name="T213_8">,<text:s/>…)</text:span></text:p>
      <text:p text:style-name="P214"><text:span text:style-name="T214_1">Linear</text:span><text:span text:style-name="T214_2"><text:s/></text:span><text:span text:style-name="T214_3">algebra</text:span></text:p>
      <text:p text:style-name="P215"><text:span text:style-name="T215_1">x</text:span><text:span text:style-name="T215_2">.</text:span><text:span text:style-name="T215_3">dot</text:span><text:span text:style-name="T215_4"><text:s/>(</text:span><text:span text:style-name="T215_5">y</text:span><text:span text:style-name="T215_6">)</text:span></text:p>
      <text:p text:style-name="P216"><text:span text:style-name="T216_1">n</text:span><text:span text:style-name="T216_2">.</text:span><text:span text:style-name="T216_3">trace</text:span><text:span text:style-name="T216_4"><text:s/>(</text:span><text:span text:style-name="T216_5">x</text:span><text:span text:style-name="T216_6">)</text:span></text:p>
      <text:p text:style-name="P217"><text:span text:style-name="T217_1">n</text:span><text:span text:style-name="T217_2">.</text:span><text:span text:style-name="T217_3">diag</text:span><text:span text:style-name="T217_4"><text:s/>(</text:span><text:span text:style-name="T217_5">mtx</text:span><text:span text:style-name="T217_6">);<text:s/></text:span><text:span text:style-name="T217_7">n</text:span><text:span text:style-name="T217_8">.</text:span><text:span text:style-name="T217_9">diag</text:span><text:span text:style-name="T217_10">(</text:span><text:span text:style-name="T217_11">vector</text:span><text:span text:style-name="T217_12">)</text:span></text:p>
      <text:p text:style-name="P218"><text:span text:style-name="T218_1">from</text:span><text:span text:style-name="T218_2"><text:s/></text:span><text:span text:style-name="T218_3">numpy</text:span><text:span text:style-name="T218_4">.</text:span><text:span text:style-name="T218_5">linalg</text:span><text:span text:style-name="T218_6"><text:s/></text:span><text:span text:style-name="T218_7">import</text:span><text:span text:style-name="T218_8"><text:s/>*</text:span></text:p>
      <text:p text:style-name="P219"><text:span text:style-name="T219_1">inv</text:span><text:span text:style-name="T219_2">(</text:span><text:span text:style-name="T219_3">a</text:span><text:span text:style-name="T219_4">);<text:s/></text:span><text:span text:style-name="T219_5">det</text:span><text:span text:style-name="T219_6">(</text:span><text:span text:style-name="T219_7">a</text:span><text:span text:style-name="T219_8">);<text:s/></text:span><text:span text:style-name="T219_9">norm</text:span><text:span text:style-name="T219_10">(</text:span><text:span text:style-name="T219_11">a</text:span><text:span text:style-name="T219_12">);<text:s/></text:span><text:span text:style-name="T219_13">solve</text:span><text:span text:style-name="T219_14">(</text:span><text:span text:style-name="T219_15">a</text:span><text:span text:style-name="T219_16">,</text:span><text:span text:style-name="T219_17">b</text:span><text:span text:style-name="T219_18">)</text:span></text:p>
      <text:p text:style-name="P220"><text:span text:style-name="T220_1">Random</text:span><text:span text:style-name="T220_2"><text:s/></text:span><text:span text:style-name="T220_3">numbers</text:span></text:p>
      <text:p text:style-name="P221"><text:span text:style-name="T221_1">import</text:span><text:span text:style-name="T221_2"><text:s/></text:span><text:span text:style-name="T221_3">numpy</text:span><text:span text:style-name="T221_4">.</text:span><text:span text:style-name="T221_5">random</text:span><text:span text:style-name="T221_6"><text:s/></text:span><text:span text:style-name="T221_7">as</text:span><text:span text:style-name="T221_8"><text:s/></text:span><text:span text:style-name="T221_9">rnd</text:span></text:p>
      <text:p text:style-name="P222"><text:span text:style-name="T222_1">rnd</text:span><text:span text:style-name="T222_2">.</text:span><text:span text:style-name="T222_3">seed</text:span><text:span text:style-name="T222_4"><text:s/>(</text:span><text:span text:style-name="T222_5">z</text:span><text:span text:style-name="T222_6">)</text:span></text:p>
      <text:p text:style-name="P223"><text:span text:style-name="T223_1">rnd</text:span><text:span text:style-name="T223_2">.</text:span><text:span text:style-name="T223_3">rand</text:span><text:span text:style-name="T223_4"><text:s/>(</text:span><text:span text:style-name="T223_5">shape</text:span><text:span text:style-name="T223_6">),<text:s/></text:span><text:span text:style-name="T223_7">uniform</text:span><text:span text:style-name="T223_8">,<text:s/></text:span><text:span text:style-name="T223_9">randint</text:span></text:p>
      <text:p text:style-name="P224"><text:span text:style-name="T224_1">rnd</text:span><text:span text:style-name="T224_2">.</text:span><text:span text:style-name="T224_3">randn</text:span><text:span text:style-name="T224_4"><text:s/>(</text:span><text:span text:style-name="T224_5">shape</text:span><text:span text:style-name="T224_6">),<text:s/></text:span><text:span text:style-name="T224_7">normal</text:span></text:p>
      <text:h text:style-name="P225" text:outline-level="10"><text:span text:style-name="T225_1">Some</text:span><text:span text:style-name="T225_2"><text:s/></text:span><text:span text:style-name="T225_3">matplotlib</text:span></text:h>
      <text:p text:style-name="P226"><text:span text:style-name="T226_1">import</text:span><text:span text:style-name="T226_2"><text:s/></text:span><text:span text:style-name="T226_3">matplotlib</text:span><text:span text:style-name="T226_4">.</text:span><text:span text:style-name="T226_5">pyplot</text:span><text:span text:style-name="T226_6"><text:s/></text:span><text:span text:style-name="T226_7">as</text:span><text:span text:style-name="T226_8"><text:s/></text:span><text:span text:style-name="T226_9">plt</text:span></text:p>
      <text:p text:style-name="P227"><text:span text:style-name="T227_1">plt</text:span><text:span text:style-name="T227_2">.</text:span><text:span text:style-name="T227_3">imshow</text:span><text:span text:style-name="T227_4"><text:s/>(</text:span><text:span text:style-name="T227_5">matrix</text:span><text:span text:style-name="T227_6">,<text:s/></text:span><text:span text:style-name="T227_7">cmap</text:span><text:span text:style-name="T227_8">=</text:span><text:span text:style-name="T227_9">plt</text:span><text:span text:style-name="T227_10">.</text:span><text:span text:style-name="T227_11">cm</text:span><text:span text:style-name="T227_12">.</text:span><text:span text:style-name="T227_13">gray</text:span><text:span text:style-name="T227_14">)</text:span></text:p>
      <text:p text:style-name="P228"><text:span text:style-name="T228_1">plt</text:span><text:span text:style-name="T228_2">.</text:span><text:span text:style-name="T228_3">colorbar</text:span><text:span text:style-name="T228_4"><text:s/>()</text:span></text:p>
      <text:p text:style-name="P229"><text:span text:style-name="T229_1">plt</text:span><text:span text:style-name="T229_2">.</text:span><text:span text:style-name="T229_3">title</text:span><text:span text:style-name="T229_4"><text:s/>(“</text:span><text:span text:style-name="T229_5">LaTeX</text:span><text:span text:style-name="T229_6"><text:s/></text:span><text:span text:style-name="T229_7">allowed</text:span><text:span text:style-name="T229_8"><text:s/></text:span><text:span text:style-name="T229_9">here</text:span><text:span text:style-name="T229_10">”)</text:span></text:p>
      <text:p text:style-name="P230"><text:span text:style-name="T230_1">plt</text:span><text:span text:style-name="T230_2">.</text:span><text:span text:style-name="T230_3">show</text:span><text:span text:style-name="T230_4"><text:s/>()</text:span></text:p>
      <text:h text:style-name="P231" text:outline-level="10"><text:span text:style-name="T231_1">Pandas</text:span></text:h>
      <text:p text:style-name="P232"><text:span text:style-name="T232_1">import</text:span><text:span text:style-name="T232_2"><text:s/></text:span><text:span text:style-name="T232_3">pandas</text:span><text:span text:style-name="T232_4"><text:s/></text:span><text:span text:style-name="T232_5">as</text:span><text:span text:style-name="T232_6"><text:s/></text:span><text:span text:style-name="T232_7">pd</text:span></text:p>
      <text:p text:style-name="P233"><text:span text:style-name="T233_1">Data</text:span><text:span text:style-name="T233_2"><text:s/></text:span><text:span text:style-name="T233_3">frames</text:span><text:span text:style-name="T233_4"><text:s/></text:span><text:span text:style-name="T233_5">and</text:span><text:span text:style-name="T233_6"><text:s/></text:span><text:span text:style-name="T233_7">series</text:span><text:span text:style-name="T233_8">.<text:s/></text:span><text:span text:style-name="T233_9">Time</text:span><text:span text:style-name="T233_10">-</text:span><text:span text:style-name="T233_11">series</text:span><text:span text:style-name="T233_12"><text:s/></text:span><text:span text:style-name="T233_13">data</text:span><text:span text:style-name="T233_14">.<text:s/></text:span><text:span text:style-name="T233_15">Handling</text:span><text:span text:style-name="T233_16"><text:s/></text:span><text:span text:style-name="T233_17">missing</text:span><text:span text:style-name="T233_18"><text:s/></text:span><text:span text:style-name="T233_19">data</text:span><text:span text:style-name="T233_20">.<text:s/></text:span><text:span text:style-name="T233_21">Arithmetic</text:span><text:span text:style-name="T233_22"><text:s/></text:span><text:span text:style-name="T233_23">operations</text:span><text:span text:style-name="T233_24"><text:s/></text:span><text:span text:style-name="T233_25">and</text:span><text:span text:style-name="T233_26"><text:s/></text:span><text:span text:style-name="T233_27">reductions</text:span><text:span text:style-name="T233_28">.<text:s/></text:span><text:span text:style-name="T233_29">Database</text:span><text:span text:style-name="T233_30">-</text:span><text:span text:style-name="T233_31">type</text:span><text:span text:style-name="T233_32"><text:s/></text:span><text:span text:style-name="T233_33">operations</text:span><text:span text:style-name="T233_34"><text:s/>(</text:span><text:span text:style-name="T233_35">merge</text:span><text:span text:style-name="T233_36">,<text:s/></text:span><text:span text:style-name="T233_37">etc</text:span><text:span text:style-name="T233_38">.)</text:span></text:p>
      <text:p text:style-name="P234"><text:span text:style-name="T234_1">ps</text:span><text:span text:style-name="T234_2"><text:s/>=<text:s/></text:span><text:span text:style-name="T234_3">pd</text:span><text:span text:style-name="T234_4">.</text:span><text:span text:style-name="T234_5">Series</text:span><text:span text:style-name="T234_6"><text:s/>(</text:span><text:span text:style-name="T234_7">data</text:span><text:span text:style-name="T234_8"><text:s/>[,<text:s/></text:span><text:span text:style-name="T234_9">index</text:span><text:span text:style-name="T234_10">=...])</text:span><text:span text:style-name="T234_11">;<text:s/></text:span><text:span text:style-name="T234_12">can</text:span><text:span text:style-name="T234_13"><text:s/></text:span><text:span text:style-name="T234_14">be</text:span><text:span text:style-name="T234_15"><text:s/></text:span><text:span text:style-name="T234_16">a</text:span><text:span text:style-name="T234_17"><text:s/></text:span><text:span text:style-name="T234_18">dictionary</text:span></text:p>
      <text:p text:style-name="P235"><text:span text:style-name="T235_1">ps</text:span><text:span text:style-name="T235_2">.</text:span><text:span text:style-name="T235_3">values</text:span></text:p>
      <text:p text:style-name="P236"><text:span text:style-name="T236_1">ps</text:span><text:span text:style-name="T236_2">.</text:span><text:span text:style-name="T236_3">index</text:span><text:span text:style-name="T236_4">;<text:s/></text:span><text:span text:style-name="T236_5">indexing</text:span><text:span text:style-name="T236_6">;<text:s/></text:span><text:span text:style-name="T236_7">preserved</text:span><text:span text:style-name="T236_8"><text:s/></text:span><text:span text:style-name="T236_9">during</text:span><text:span text:style-name="T236_10"><text:s/></text:span><text:span text:style-name="T236_11">operations</text:span><text:span text:style-name="T236_12">;<text:s/></text:span><text:span text:style-name="T236_13">NaN</text:span><text:span text:style-name="T236_14"><text:s/></text:span><text:span text:style-name="T236_15">for</text:span><text:span text:style-name="T236_16"><text:s/></text:span><text:span text:style-name="T236_17">missing</text:span><text:span text:style-name="T236_18"><text:s/></text:span><text:span text:style-name="T236_19">values</text:span></text:p>
      <text:p text:style-name="P237"><text:span text:style-name="T237_1">index</text:span><text:span text:style-name="T237_2"><text:s/></text:span><text:span text:style-name="T237_3">and</text:span><text:span text:style-name="T237_4"><text:s/></text:span><text:span text:style-name="T237_5">data</text:span><text:span text:style-name="T237_6"><text:s/></text:span><text:span text:style-name="T237_7">frame</text:span><text:span text:style-name="T237_8"><text:s/></text:span><text:span text:style-name="T237_9">can</text:span><text:span text:style-name="T237_10"><text:s/></text:span><text:span text:style-name="T237_11">have</text:span><text:span text:style-name="T237_12"><text:s/></text:span><text:span text:style-name="T237_13">names</text:span><text:span text:style-name="T237_14">:</text:span></text:p>
      <text:p text:style-name="P238"><text:span text:style-name="T238_1">ps</text:span><text:span text:style-name="T238_2">.</text:span><text:span text:style-name="T238_3">index</text:span><text:span text:style-name="T238_4">.</text:span><text:span text:style-name="T238_5">name</text:span><text:span text:style-name="T238_6"><text:s/>=<text:s/>“</text:span><text:span text:style-name="T238_7">X</text:span><text:span text:style-name="T238_8">”</text:span></text:p>
      <text:p text:style-name="P239"><text:span text:style-name="T239_1">ps</text:span><text:span text:style-name="T239_2">.</text:span><text:span text:style-name="T239_3">name</text:span><text:span text:style-name="T239_4"><text:s/>=<text:s/>“</text:span><text:span text:style-name="T239_5">Y</text:span><text:span text:style-name="T239_6">”</text:span></text:p>
      <text:p text:style-name="P240"><text:span text:style-name="T240_1">df</text:span><text:span text:style-name="T240_2"><text:s/>=<text:s/></text:span><text:span text:style-name="T240_3">ps</text:span><text:span text:style-name="T240_4">.</text:span><text:span text:style-name="T240_5">dataFrame</text:span><text:span text:style-name="T240_6"><text:s/>(</text:span><text:span text:style-name="T240_7">dict</text:span><text:span text:style-name="T240_8"><text:s/>[,<text:s/></text:span><text:span text:style-name="T240_9">columns</text:span><text:span text:style-name="T240_10">=[...],<text:s/></text:span><text:span text:style-name="T240_11">index</text:span><text:span text:style-name="T240_12">=[...]])</text:span></text:p>
      <text:p text:style-name="P241"><text:span text:style-name="T241_1">df</text:span><text:span text:style-name="T241_2">.</text:span><text:span text:style-name="T241_3">ix</text:span><text:span text:style-name="T241_4">[</text:span><text:span text:style-name="T241_5">rowN</text:span><text:span text:style-name="T241_6">]</text:span></text:p>
      <text:p text:style-name="P242"><text:span text:style-name="T242_1">df</text:span><text:span text:style-name="T242_2">['</text:span><text:span text:style-name="T242_3">column</text:span><text:span text:style-name="T242_4">']=15</text:span><text:span text:style-name="T242_5">;<text:s/></text:span><text:span text:style-name="T242_6">Broadcasting</text:span></text:p>
      <text:p text:style-name="P243"><text:span text:style-name="T243_1">xxx</text:span><text:span text:style-name="T243_2"><text:s/></text:span><text:span text:style-name="T243_3">in</text:span><text:span text:style-name="T243_4"><text:s/></text:span><text:span text:style-name="T243_5">ps</text:span><text:span text:style-name="T243_6">.</text:span><text:span text:style-name="T243_7">index</text:span></text:p>
      <text:p text:style-name="P244"><text:span text:style-name="T244_1">Both</text:span><text:span text:style-name="T244_2"><text:s/></text:span><text:span text:style-name="T244_3">for</text:span><text:span text:style-name="T244_4"><text:s/></text:span><text:span text:style-name="T244_5">Series</text:span><text:span text:style-name="T244_6"><text:s/></text:span><text:span text:style-name="T244_7">and</text:span><text:span text:style-name="T244_8"><text:s/></text:span><text:span text:style-name="T244_9">DataFrame</text:span></text:p>
      <text:p text:style-name="P245"><text:span text:style-name="T245_1">ps</text:span><text:span text:style-name="T245_2">.</text:span><text:span text:style-name="T245_3">reindex</text:span><text:span text:style-name="T245_4"><text:s/>(</text:span><text:span text:style-name="T245_5">newindex</text:span><text:span text:style-name="T245_6"><text:s/>[,<text:s/></text:span><text:span text:style-name="T245_7">columns</text:span><text:span text:style-name="T245_8">=[...],<text:s/></text:span><text:span text:style-name="T245_9">fill</text:span><text:span text:style-name="T245_10">_</text:span><text:span text:style-name="T245_11">value</text:span><text:span text:style-name="T245_12">=</text:span><text:span text:style-name="T245_13">X</text:span><text:span text:style-name="T245_14">,<text:s/></text:span><text:span text:style-name="T245_15">method</text:span><text:span text:style-name="T245_16">='</text:span><text:span text:style-name="T245_17">ffill</text:span><text:span text:style-name="T245_18">'</text:span><text:span text:style-name="T245_19"><text:s/>(</text:span><text:span text:style-name="T245_20">or</text:span><text:span text:style-name="T245_21"><text:s/>'</text:span><text:span text:style-name="T245_22">bfill</text:span><text:span text:style-name="T245_23">'</text:span><text:span text:style-name="T245_24">)</text:span><text:span text:style-name="T245_25">])</text:span></text:p>
      <text:p text:style-name="P246"><text:span text:style-name="T246_1">ps</text:span><text:span text:style-name="T246_2">.</text:span><text:span text:style-name="T246_3">drop</text:span><text:span text:style-name="T246_4"><text:s/>(</text:span><text:span text:style-name="T246_5">key</text:span><text:span text:style-name="T246_6">[</text:span><text:span text:style-name="T246_7">s</text:span><text:span text:style-name="T246_8">])</text:span></text:p>
      <text:p text:style-name="P247"><text:span text:style-name="T247_1">Missing</text:span><text:span text:style-name="T247_2"><text:s/></text:span><text:span text:style-name="T247_3">data</text:span></text:p>
      <text:p text:style-name="P248"><text:span text:style-name="T248_1">ps</text:span><text:span text:style-name="T248_2">.</text:span><text:span text:style-name="T248_3">dropna</text:span><text:span text:style-name="T248_4">(),<text:s/></text:span><text:span text:style-name="T248_5">isnull</text:span><text:span text:style-name="T248_6">,<text:s/></text:span><text:span text:style-name="T248_7">notnull</text:span><text:span text:style-name="T248_8">,<text:s/></text:span><text:span text:style-name="T248_9">fillna</text:span></text:p>
      <text:p text:style-name="P249"><text:span text:style-name="T249_1">Indexing</text:span><text:span text:style-name="T249_2">,<text:s/></text:span><text:span text:style-name="T249_3">four</text:span><text:span text:style-name="T249_4"><text:s/></text:span><text:span text:style-name="T249_5">arithmetic</text:span><text:span text:style-name="T249_6"><text:s/></text:span><text:span text:style-name="T249_7">operations</text:span><text:span text:style-name="T249_8"><text:s/>(</text:span><text:span text:style-name="T249_9">can</text:span><text:span text:style-name="T249_10"><text:s/></text:span><text:span text:style-name="T249_11">be</text:span><text:span text:style-name="T249_12"><text:s/></text:span><text:span text:style-name="T249_13">mixed</text:span><text:span text:style-name="T249_14">!),<text:s/></text:span><text:span text:style-name="T249_15">universal</text:span><text:span text:style-name="T249_16"><text:s/></text:span><text:span text:style-name="T249_17">functions</text:span><text:span text:style-name="T249_18">.</text:span></text:p>
      <text:p text:style-name="P250"><text:span text:style-name="T250_1">ps</text:span><text:span text:style-name="T250_2">.</text:span><text:span text:style-name="T250_3">sort</text:span><text:span text:style-name="T250_4">_</text:span><text:span text:style-name="T250_5">index</text:span><text:span text:style-name="T250_6">([</text:span><text:span text:style-name="T250_7">ascending</text:span><text:span text:style-name="T250_8">=</text:span><text:span text:style-name="T250_9">True</text:span><text:span text:style-name="T250_10">])</text:span></text:p>
      <text:p text:style-name="P251"><text:span text:style-name="T251_1">ps</text:span><text:span text:style-name="T251_2">.</text:span><text:span text:style-name="T251_3">rank</text:span><text:span text:style-name="T251_4"><text:s/>()</text:span></text:p>
      <text:p text:style-name="P252"><text:span text:style-name="T252_1">ps</text:span><text:span text:style-name="T252_2">.</text:span><text:span text:style-name="T252_3">sum</text:span><text:span text:style-name="T252_4"><text:s/>([</text:span><text:span text:style-name="T252_5">skipna</text:span><text:span text:style-name="T252_6">=</text:span><text:span text:style-name="T252_7">False</text:span><text:span text:style-name="T252_8">]),<text:s/></text:span><text:span text:style-name="T252_9">mean</text:span><text:span text:style-name="T252_10">,<text:s/></text:span><text:span text:style-name="T252_11">median</text:span><text:span text:style-name="T252_12">,<text:s/></text:span><text:span text:style-name="T252_13">std</text:span><text:span text:style-name="T252_14">,<text:s/></text:span><text:span text:style-name="T252_15">count</text:span></text:p>
      <text:p text:style-name="P253"><text:span text:style-name="T253_1">ps</text:span><text:span text:style-name="T253_2">.</text:span><text:span text:style-name="T253_3">max</text:span><text:span text:style-name="T253_4"><text:s/>(),<text:s/></text:span><text:span text:style-name="T253_5">min</text:span></text:p>
      <text:p text:style-name="P254"><text:span text:style-name="T254_1">ps</text:span><text:span text:style-name="T254_2">.</text:span><text:span text:style-name="T254_3">idmax</text:span><text:span text:style-name="T254_4"><text:s/>()</text:span></text:p>
      <text:p text:style-name="P255"><text:span text:style-name="T255_1">ps</text:span><text:span text:style-name="T255_2">.</text:span><text:span text:style-name="T255_3">argmax</text:span><text:span text:style-name="T255_4"><text:s/>()</text:span></text:p>
      <text:p text:style-name="P256"><text:span text:style-name="T256_1">ps</text:span><text:span text:style-name="T256_2">.</text:span><text:span text:style-name="T256_3">cumsum</text:span><text:span text:style-name="T256_4"><text:s/>(),<text:s/></text:span><text:span text:style-name="T256_5">cummin</text:span><text:span text:style-name="T256_6">,<text:s/></text:span><text:span text:style-name="T256_7">cummax</text:span><text:span text:style-name="T256_8">,<text:s/></text:span><text:span text:style-name="T256_9">diff</text:span></text:p>
      <text:p text:style-name="P257"><text:span text:style-name="T257_1">Correlations</text:span></text:p>
      <text:p text:style-name="P258"><text:span text:style-name="T258_1">ser</text:span><text:span text:style-name="T258_2">1.</text:span><text:span text:style-name="T258_3">corr</text:span><text:span text:style-name="T258_4">(</text:span><text:span text:style-name="T258_5">ser</text:span><text:span text:style-name="T258_6">2)</text:span></text:p>
      <text:p text:style-name="P259"><text:span text:style-name="T259_1">ser</text:span><text:span text:style-name="T259_2">1.</text:span><text:span text:style-name="T259_3">cov</text:span><text:span text:style-name="T259_4">(</text:span><text:span text:style-name="T259_5">ser</text:span><text:span text:style-name="T259_6">2)</text:span></text:p>
      <text:h text:style-name="P260" text:outline-level="10"><text:span text:style-name="T260_1">Some</text:span><text:span text:style-name="T260_2"><text:s/></text:span><text:span text:style-name="T260_3">Statistics</text:span></text:h>
      <text:p text:style-name="P261"><text:span text:style-name="T261_1">Probability</text:span><text:span text:style-name="T261_2"><text:s/></text:span><text:span text:style-name="T261_3">distributions</text:span><text:span text:style-name="T261_4">.<text:s/></text:span><text:span text:style-name="T261_5">PDF</text:span><text:span text:style-name="T261_6">.<text:s/></text:span><text:span text:style-name="T261_7">CDF</text:span><text:span text:style-name="T261_8">.<text:s/></text:span><text:span text:style-name="T261_9">Mean</text:span><text:span text:style-name="T261_10">.<text:s/></text:span><text:span text:style-name="T261_11">Standard</text:span><text:span text:style-name="T261_12"><text:s/></text:span><text:span text:style-name="T261_13">deviation</text:span><text:span text:style-name="T261_14">.</text:span></text:p>
      <text:list text:style-name="LS4" xml:id="list34">
        <text:list-item>
          <text:p text:style-name="P262"><text:span text:style-name="T262_1">Discrete</text:span><text:span text:style-name="T262_2">:</text:span></text:p>
          <text:list>
            <text:list-item>
              <text:p text:style-name="P263"><text:span text:style-name="T263_1">Binomial</text:span></text:p>
            </text:list-item>
            <text:list-item>
              <text:p text:style-name="P264"><text:span text:style-name="T264_1">Bernoulli</text:span></text:p>
            </text:list-item>
            <text:list-item>
              <text:p text:style-name="P265"><text:span text:style-name="T265_1">Poisson</text:span></text:p>
            </text:list-item>
          </text:list>
        </text:list-item>
        <text:list-item>
          <text:p text:style-name="P266"><text:span text:style-name="T266_1">Continuous</text:span><text:span text:style-name="T266_2">:</text:span></text:p>
          <text:list>
            <text:list-item>
              <text:p text:style-name="P267"><text:span text:style-name="T267_1">Uniform</text:span></text:p>
            </text:list-item>
            <text:list-item>
              <text:p text:style-name="P268"><text:span text:style-name="T268_1">Normal</text:span></text:p>
            </text:list-item>
            <text:list-item>
              <text:p text:style-name="P269"><text:span text:style-name="T269_1">Exponential</text:span></text:p>
            </text:list-item>
            <text:list-item>
              <text:p text:style-name="P270"><text:span text:style-name="T270_1">Student</text:span><text:span text:style-name="T270_2"><text:s/></text:span><text:span text:style-name="T270_3">t</text:span><text:span text:style-name="T270_4">-</text:span><text:span text:style-name="T270_5">distribution</text:span></text:p>
            </text:list-item>
          </text:list>
        </text:list-item>
      </text:list>
      <text:p text:style-name="P271"><text:span text:style-name="T271_1">Estimating</text:span><text:span text:style-name="T271_2"><text:s/></text:span><text:span text:style-name="T271_3">mean</text:span><text:span text:style-name="T271_4"><text:s/></text:span><text:span text:style-name="T271_5">and</text:span><text:span text:style-name="T271_6"><text:s/></text:span><text:span text:style-name="T271_7">standard</text:span><text:span text:style-name="T271_8"><text:s/></text:span><text:span text:style-name="T271_9">deviation</text:span><text:span text:style-name="T271_10">.</text:span></text:p>
      <text:p text:style-name="P272"><text:span text:style-name="T272_1">Correlations</text:span><text:span text:style-name="T272_2">.<text:s/></text:span><text:span text:style-name="T272_3">Autocorrelations</text:span><text:span text:style-name="T272_4">.<text:s/></text:span><text:span text:style-name="T272_5">Least</text:span><text:span text:style-name="T272_6"><text:s/></text:span><text:span text:style-name="T272_7">square</text:span><text:span text:style-name="T272_8"><text:s/></text:span><text:span text:style-name="T272_9">fit</text:span><text:span text:style-name="T272_10">.</text:span></text:p>
      <text:p text:style-name="P273"><text:span text:style-name="T273_1">General</text:span><text:span text:style-name="T273_2"><text:s/></text:span><text:span text:style-name="T273_3">linear</text:span><text:span text:style-name="T273_4"><text:s/></text:span><text:span text:style-name="T273_5">regression</text:span><text:span text:style-name="T273_6"><text:s/></text:span><text:span text:style-name="T273_7">models</text:span><text:span text:style-name="T273_8">.</text:span></text:p>
      <text:p text:style-name="P274"><text:span text:style-name="T274_1">Data</text:span><text:span text:style-name="T274_2"><text:s/></text:span><text:span text:style-name="T274_3">independence</text:span><text:span text:style-name="T274_4">.<text:s/></text:span><text:span text:style-name="T274_5">Student</text:span><text:span text:style-name="T274_6"><text:s/></text:span><text:span text:style-name="T274_7">t</text:span><text:span text:style-name="T274_8">-</text:span><text:span text:style-name="T274_9">test</text:span><text:span text:style-name="T274_10">.</text:span></text:p>
      <text:h text:style-name="P275" text:outline-level="10"><text:span text:style-name="T275_1">Network</text:span><text:span text:style-name="T275_2"><text:s/></text:span><text:span text:style-name="T275_3">Data</text:span></text:h>
      <text:p text:style-name="P276"><text:span text:style-name="T276_1">Graphs</text:span><text:span text:style-name="T276_2">,<text:s/></text:span><text:span text:style-name="T276_3">digraphs</text:span><text:span text:style-name="T276_4">,<text:s/></text:span><text:span text:style-name="T276_5">multigraphs</text:span><text:span text:style-name="T276_6">.</text:span></text:p>
      <text:p text:style-name="P277"><text:span text:style-name="T277_1">Arcs</text:span><text:span text:style-name="T277_2">,<text:s/></text:span><text:span text:style-name="T277_3">edges</text:span><text:span text:style-name="T277_4">,<text:s/></text:span><text:span text:style-name="T277_5">attributes</text:span><text:span text:style-name="T277_6">.</text:span></text:p>
      <text:p text:style-name="P278"><text:span text:style-name="T278_1">Paths</text:span><text:span text:style-name="T278_2">.<text:s/></text:span><text:span text:style-name="T278_3">Bridges</text:span><text:span text:style-name="T278_4">.</text:span></text:p>
      <text:p text:style-name="P279"><text:span text:style-name="T279_1">Components</text:span><text:span text:style-name="T279_2">,<text:s/></text:span><text:span text:style-name="T279_3">GCC</text:span><text:span text:style-name="T279_4">.</text:span></text:p>
      <text:p text:style-name="P280"><text:span text:style-name="T280_1">Centralities</text:span><text:span text:style-name="T280_2">:<text:s/></text:span><text:span text:style-name="T280_3">degree</text:span><text:span text:style-name="T280_4">,<text:s/></text:span><text:span text:style-name="T280_5">closeness</text:span><text:span text:style-name="T280_6">,<text:s/></text:span><text:span text:style-name="T280_7">betweenness</text:span><text:span text:style-name="T280_8">,<text:s/></text:span><text:span text:style-name="T280_9">eigenvector</text:span><text:span text:style-name="T280_10">.</text:span></text:p>
      <text:p text:style-name="P281"><text:span text:style-name="T281_1">Clustering</text:span><text:span text:style-name="T281_2"><text:s/></text:span><text:span text:style-name="T281_3">coefficient</text:span><text:span text:style-name="T281_4">.</text:span></text:p>
      <text:p text:style-name="P282"><text:span text:style-name="T282_1">Modularity</text:span><text:span text:style-name="T282_2">,<text:s/></text:span><text:span text:style-name="T282_3">community</text:span><text:span text:style-name="T282_4"><text:s/></text:span><text:span text:style-name="T282_5">structure</text:span><text:span text:style-name="T282_6">.</text:span></text:p>
      <text:p text:style-name="P283"><text:span text:style-name="T283_1">networkx</text:span><text:span text:style-name="T283_2">.</text:span></text:p>
      <text:p text:style-name="P284"><text:span text:style-name="T284_1">Gephi</text:span><text:span text:style-name="T284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05/18/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